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2" style:family="table-cell" style:parent-style-name="Default">
      <style:table-cell-properties fo:border="0.74pt solid #000000"/>
    </style:style>
    <style:style style:name="ce21" style:family="table-cell" style:parent-style-name="Default" style:data-style-name="N11">
      <style:table-cell-properties fo:border="0.74pt solid #000000"/>
    </style:style>
    <style:style style:name="ce22" style:family="table-cell" style:parent-style-name="Default" style:data-style-name="N1">
      <style:table-cell-properties fo:border-bottom="0.74pt solid #000000" fo:background-color="#dddddd" fo:border-left="0.74pt solid #000000" fo:border-right="0.74pt solid #000000" fo:border-top="none"/>
    </style:style>
    <style:style style:name="ce23" style:family="table-cell" style:parent-style-name="Default">
      <style:table-cell-properties fo:background-color="#dddddd" fo:border="0.74pt solid #000000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dddddd" fo:border="0.74pt solid #000000"/>
    </style:style>
    <style:style style:name="ce4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5" style:family="table-cell" style:parent-style-name="Default">
      <style:table-cell-properties fo:border-bottom="none" fo:border-left="0.74pt solid #000000" fo:border-right="0.74pt solid #000000" fo:border-top="none"/>
    </style:style>
    <style:style style:name="ce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7" style:family="table-cell" style:parent-style-name="Default" style:data-style-name="N1">
      <style:table-cell-properties fo:border-bottom="none" fo:background-color="#dddddd" fo:border-left="0.74pt solid #000000" fo:border-right="0.74pt solid #000000" fo:border-top="none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fo:border-bottom="none" fo:background-color="#dddddd" fo:border-left="0.74pt solid #000000" fo:border-right="0.74pt solid #000000" fo:border-top="none"/>
    </style:style>
    <style:style style:name="ce9" style:family="table-cell" style:parent-style-name="Default">
      <style:table-cell-properties fo:border-bottom="0.74pt solid #000000" fo:background-color="#dddddd" fo:border-left="0.74pt solid #000000" fo:border-right="0.74pt solid #000000" fo:border-top="none"/>
    </style:style>
    <style:style style:name="ce29" style:family="table-cell" style:parent-style-name="Default">
      <style:table-cell-properties fo:background-color="#dddddd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1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ackground-color="#dddddd" fo:border="0.74pt solid #000000"/>
    </style:style>
    <style:style style:name="ce3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4" style:family="table-cell" style:parent-style-name="Default">
      <style:table-cell-properties fo:border-bottom="none" fo:border-left="0.74pt solid #000000" fo:border-right="0.74pt solid #000000" fo:border-top="none"/>
    </style:style>
    <style:style style:name="ce3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6" style:family="table-cell" style:parent-style-name="Default" style:data-style-name="N1">
      <style:table-cell-properties fo:border-bottom="none" fo:background-color="#dddddd" fo:border-left="0.74pt solid #000000" fo:border-right="0.74pt solid #000000" fo:border-top="none"/>
      <style:text-properties fo:font-weight="bold" style:font-weight-asian="bold" style:font-weight-complex="bold"/>
    </style:style>
    <style:style style:name="ce37" style:family="table-cell" style:parent-style-name="Default" style:data-style-name="N1">
      <style:table-cell-properties fo:border-bottom="none" fo:background-color="#dddddd" fo:border-left="0.74pt solid #000000" fo:border-right="0.74pt solid #000000" fo:border-top="none"/>
    </style:style>
    <style:style style:name="ce38" style:family="table-cell" style:parent-style-name="Default">
      <style:table-cell-properties fo:border-bottom="0.74pt solid #000000" fo:background-color="#dddddd" fo:border-left="0.74pt solid #000000" fo:border-right="0.74pt solid #000000" fo:border-top="none"/>
    </style:style>
    <style:style style:name="ce39" style:family="table-cell" style:parent-style-name="Default">
      <style:table-cell-properties fo:background-color="#dddddd" fo:border="0.74pt solid #000000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41" style:family="table-cell" style:parent-style-name="Default" style:data-style-name="N1">
      <style:table-cell-properties fo:border-bottom="0.74pt solid #000000" fo:background-color="#dddddd" fo:border-left="0.74pt solid #000000" fo:border-right="0.74pt solid #000000" fo:border-top="none"/>
    </style:style>
    <style:style style:name="ce42" style:family="table-cell" style:parent-style-name="Default" style:data-style-name="N11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31"/>
        <table:table-column table:style-name="co1" table:number-columns-repeated="16" table:default-cell-style-name="ce34"/>
        <table:table-row table:style-name="ro1">
          <table:table-cell table:style-name="ce29"/>
          <table:table-cell table:style-name="ce30" office:value-type="string" calcext:value-type="string" table:number-columns-spanned="2" table:number-rows-spanned="1">
            <text:p>FAPGAP</text:p>
          </table:table-cell>
          <table:covered-table-cell table:style-name="ce31"/>
          <table:table-cell table:style-name="ce30" office:value-type="string" calcext:value-type="string" table:number-columns-spanned="2" table:number-rows-spanned="1">
            <text:p>e401600</text:p>
          </table:table-cell>
          <table:covered-table-cell table:style-name="ce31"/>
          <table:table-cell table:style-name="ce30" office:value-type="string" calcext:value-type="string" table:number-columns-spanned="2" table:number-rows-spanned="1">
            <text:p>gamma_100_20_4</text:p>
          </table:table-cell>
          <table:covered-table-cell table:style-name="ce31"/>
          <table:table-cell table:style-name="ce30" office:value-type="string" calcext:value-type="string" table:number-columns-spanned="2" table:number-rows-spanned="1">
            <text:p>romagna</text:p>
          </table:table-cell>
          <table:covered-table-cell table:style-name="ce31"/>
          <table:table-cell table:style-name="ce30" office:value-type="string" calcext:value-type="string" table:number-columns-spanned="2" table:number-rows-spanned="1">
            <text:p>yag_200_20_2</text:p>
          </table:table-cell>
          <table:covered-table-cell table:style-name="ce31"/>
          <table:table-cell table:style-name="ce30" office:value-type="string" calcext:value-type="string" table:number-columns-spanned="2" table:number-rows-spanned="1">
            <text:p>beas_60_10_4</text:p>
          </table:table-cell>
          <table:covered-table-cell table:style-name="ce31"/>
          <table:table-cell table:style-name="ce30" office:value-type="string" calcext:value-type="string" table:number-columns-spanned="2" table:number-rows-spanned="1">
            <text:p>gap8_4</text:p>
          </table:table-cell>
          <table:covered-table-cell table:style-name="ce31"/>
          <table:table-cell table:style-name="ce30" office:value-type="string" calcext:value-type="string" table:number-columns-spanned="2" table:number-rows-spanned="1">
            <text:p>gamma_200_20_3</text:p>
          </table:table-cell>
          <table:covered-table-cell table:style-name="ce31"/>
        </table:table-row>
        <table:table-row table:style-name="ro1">
          <table:table-cell table:style-name="ce29"/>
          <table:table-cell table:style-name="ce31" office:value-type="string" calcext:value-type="string">
            <text:p>Standard</text:p>
          </table:table-cell>
          <table:table-cell table:style-name="ce31" office:value-type="string" calcext:value-type="string">
            <text:p>PBR</text:p>
          </table:table-cell>
          <table:table-cell table:style-name="ce31" office:value-type="string" calcext:value-type="string">
            <text:p>Standard</text:p>
          </table:table-cell>
          <table:table-cell table:style-name="ce31" office:value-type="string" calcext:value-type="string">
            <text:p>PBR</text:p>
          </table:table-cell>
          <table:table-cell table:style-name="ce31" office:value-type="string" calcext:value-type="string">
            <text:p>Standard</text:p>
          </table:table-cell>
          <table:table-cell table:style-name="ce31" office:value-type="string" calcext:value-type="string">
            <text:p>PBR</text:p>
          </table:table-cell>
          <table:table-cell table:style-name="ce31" office:value-type="string" calcext:value-type="string">
            <text:p>Standard</text:p>
          </table:table-cell>
          <table:table-cell table:style-name="ce31" office:value-type="string" calcext:value-type="string">
            <text:p>PBR</text:p>
          </table:table-cell>
          <table:table-cell table:style-name="ce31" office:value-type="string" calcext:value-type="string">
            <text:p>Standard</text:p>
          </table:table-cell>
          <table:table-cell table:style-name="ce31" office:value-type="string" calcext:value-type="string">
            <text:p>PBR</text:p>
          </table:table-cell>
          <table:table-cell table:style-name="ce31" office:value-type="string" calcext:value-type="string">
            <text:p>Standard</text:p>
          </table:table-cell>
          <table:table-cell table:style-name="ce31" office:value-type="string" calcext:value-type="string">
            <text:p>PBR</text:p>
          </table:table-cell>
          <table:table-cell table:style-name="ce31" office:value-type="string" calcext:value-type="string">
            <text:p>Standard</text:p>
          </table:table-cell>
          <table:table-cell table:style-name="ce31" office:value-type="string" calcext:value-type="string">
            <text:p>PBR</text:p>
          </table:table-cell>
          <table:table-cell table:style-name="ce31" office:value-type="string" calcext:value-type="string">
            <text:p>Standard</text:p>
          </table:table-cell>
          <table:table-cell table:style-name="ce31" office:value-type="string" calcext:value-type="string">
            <text:p>PBR</text:p>
          </table:table-cell>
        </table:table-row>
        <table:table-row table:style-name="ro1">
          <table:table-cell table:style-name="ce30" office:value-type="string" calcext:value-type="string" table:number-columns-spanned="1" table:number-rows-spanned="30">
            <text:p>Dane</text:p>
          </table:table-cell>
          <table:table-cell table:style-name="ce33" office:value-type="float" office:value="571896" calcext:value-type="float">
            <text:p>571896</text:p>
          </table:table-cell>
          <table:table-cell table:style-name="ce33" office:value-type="float" office:value="552108" calcext:value-type="float">
            <text:p>552108</text:p>
          </table:table-cell>
          <table:table-cell table:style-name="ce33" office:value-type="float" office:value="868458" calcext:value-type="float">
            <text:p>868458</text:p>
          </table:table-cell>
          <table:table-cell table:style-name="ce33" office:value-type="float" office:value="608955" calcext:value-type="float">
            <text:p>608955</text:p>
          </table:table-cell>
          <table:table-cell table:style-name="ce33" office:value-type="float" office:value="166118" calcext:value-type="float">
            <text:p>166118</text:p>
          </table:table-cell>
          <table:table-cell table:style-name="ce33" office:value-type="float" office:value="39846" calcext:value-type="float">
            <text:p>39846</text:p>
          </table:table-cell>
          <table:table-cell table:style-name="ce33" office:value-type="float" office:value="2572492" calcext:value-type="float">
            <text:p>2572492</text:p>
          </table:table-cell>
          <table:table-cell table:style-name="ce33" office:value-type="float" office:value="2448194" calcext:value-type="float">
            <text:p>2448194</text:p>
          </table:table-cell>
          <table:table-cell table:style-name="ce33" office:value-type="float" office:value="106645" calcext:value-type="float">
            <text:p>106645</text:p>
          </table:table-cell>
          <table:table-cell table:style-name="ce33" office:value-type="float" office:value="82804" calcext:value-type="float">
            <text:p>82804</text:p>
          </table:table-cell>
          <table:table-cell table:style-name="ce33" office:value-type="float" office:value="61193" calcext:value-type="float">
            <text:p>61193</text:p>
          </table:table-cell>
          <table:table-cell table:style-name="ce33" office:value-type="float" office:value="30177" calcext:value-type="float">
            <text:p>30177</text:p>
          </table:table-cell>
          <table:table-cell table:style-name="ce33" office:value-type="float" office:value="33936" calcext:value-type="float">
            <text:p>33936</text:p>
          </table:table-cell>
          <table:table-cell table:style-name="ce33" office:value-type="float" office:value="7954" calcext:value-type="float">
            <text:p>7954</text:p>
          </table:table-cell>
          <table:table-cell table:style-name="ce33" office:value-type="float" office:value="231134" calcext:value-type="float">
            <text:p>231134</text:p>
          </table:table-cell>
          <table:table-cell table:style-name="ce33" office:value-type="float" office:value="165411" calcext:value-type="float">
            <text:p>165411</text:p>
          </table:table-cell>
        </table:table-row>
        <table:table-row table:style-name="ro1">
          <table:covered-table-cell/>
          <table:table-cell office:value-type="float" office:value="873084" calcext:value-type="float">
            <text:p>873084</text:p>
          </table:table-cell>
          <table:table-cell office:value-type="float" office:value="523732" calcext:value-type="float">
            <text:p>523732</text:p>
          </table:table-cell>
          <table:table-cell office:value-type="float" office:value="674964" calcext:value-type="float">
            <text:p>674964</text:p>
          </table:table-cell>
          <table:table-cell office:value-type="float" office:value="607162" calcext:value-type="float">
            <text:p>607162</text:p>
          </table:table-cell>
          <table:table-cell office:value-type="float" office:value="261228" calcext:value-type="float">
            <text:p>261228</text:p>
          </table:table-cell>
          <table:table-cell office:value-type="float" office:value="87295" calcext:value-type="float">
            <text:p>87295</text:p>
          </table:table-cell>
          <table:table-cell office:value-type="float" office:value="2497436" calcext:value-type="float">
            <text:p>2497436</text:p>
          </table:table-cell>
          <table:table-cell office:value-type="float" office:value="2507001" calcext:value-type="float">
            <text:p>2507001</text:p>
          </table:table-cell>
          <table:table-cell office:value-type="float" office:value="182342" calcext:value-type="float">
            <text:p>182342</text:p>
          </table:table-cell>
          <table:table-cell office:value-type="float" office:value="18309" calcext:value-type="float">
            <text:p>18309</text:p>
          </table:table-cell>
          <table:table-cell office:value-type="float" office:value="53155" calcext:value-type="float">
            <text:p>53155</text:p>
          </table:table-cell>
          <table:table-cell office:value-type="float" office:value="9174" calcext:value-type="float">
            <text:p>9174</text:p>
          </table:table-cell>
          <table:table-cell office:value-type="float" office:value="45930" calcext:value-type="float">
            <text:p>45930</text:p>
          </table:table-cell>
          <table:table-cell office:value-type="float" office:value="20949" calcext:value-type="float">
            <text:p>20949</text:p>
          </table:table-cell>
          <table:table-cell office:value-type="float" office:value="246993" calcext:value-type="float">
            <text:p>246993</text:p>
          </table:table-cell>
          <table:table-cell office:value-type="float" office:value="187342" calcext:value-type="float">
            <text:p>187342</text:p>
          </table:table-cell>
        </table:table-row>
        <table:table-row table:style-name="ro1">
          <table:covered-table-cell/>
          <table:table-cell office:value-type="float" office:value="632064" calcext:value-type="float">
            <text:p>632064</text:p>
          </table:table-cell>
          <table:table-cell office:value-type="float" office:value="592140" calcext:value-type="float">
            <text:p>592140</text:p>
          </table:table-cell>
          <table:table-cell office:value-type="float" office:value="669787" calcext:value-type="float">
            <text:p>669787</text:p>
          </table:table-cell>
          <table:table-cell office:value-type="float" office:value="680328" calcext:value-type="float">
            <text:p>680328</text:p>
          </table:table-cell>
          <table:table-cell office:value-type="float" office:value="201053" calcext:value-type="float">
            <text:p>201053</text:p>
          </table:table-cell>
          <table:table-cell office:value-type="float" office:value="56113" calcext:value-type="float">
            <text:p>56113</text:p>
          </table:table-cell>
          <table:table-cell office:value-type="float" office:value="2526869" calcext:value-type="float">
            <text:p>2526869</text:p>
          </table:table-cell>
          <table:table-cell office:value-type="float" office:value="2500137" calcext:value-type="float">
            <text:p>2500137</text:p>
          </table:table-cell>
          <table:table-cell office:value-type="float" office:value="175362" calcext:value-type="float">
            <text:p>175362</text:p>
          </table:table-cell>
          <table:table-cell office:value-type="float" office:value="164716" calcext:value-type="float">
            <text:p>164716</text:p>
          </table:table-cell>
          <table:table-cell office:value-type="float" office:value="41172" calcext:value-type="float">
            <text:p>41172</text:p>
          </table:table-cell>
          <table:table-cell office:value-type="float" office:value="5189" calcext:value-type="float">
            <text:p>5189</text:p>
          </table:table-cell>
          <table:table-cell office:value-type="float" office:value="40937" calcext:value-type="float">
            <text:p>40937</text:p>
          </table:table-cell>
          <table:table-cell office:value-type="float" office:value="23961" calcext:value-type="float">
            <text:p>23961</text:p>
          </table:table-cell>
          <table:table-cell office:value-type="float" office:value="285890" calcext:value-type="float">
            <text:p>285890</text:p>
          </table:table-cell>
          <table:table-cell office:value-type="float" office:value="226072" calcext:value-type="float">
            <text:p>226072</text:p>
          </table:table-cell>
        </table:table-row>
        <table:table-row table:style-name="ro1">
          <table:covered-table-cell/>
          <table:table-cell office:value-type="float" office:value="983731" calcext:value-type="float">
            <text:p>983731</text:p>
          </table:table-cell>
          <table:table-cell office:value-type="float" office:value="663362" calcext:value-type="float">
            <text:p>663362</text:p>
          </table:table-cell>
          <table:table-cell office:value-type="float" office:value="740643" calcext:value-type="float">
            <text:p>740643</text:p>
          </table:table-cell>
          <table:table-cell office:value-type="float" office:value="715205" calcext:value-type="float">
            <text:p>715205</text:p>
          </table:table-cell>
          <table:table-cell office:value-type="float" office:value="180377" calcext:value-type="float">
            <text:p>180377</text:p>
          </table:table-cell>
          <table:table-cell office:value-type="float" office:value="75403" calcext:value-type="float">
            <text:p>75403</text:p>
          </table:table-cell>
          <table:table-cell office:value-type="float" office:value="2517179" calcext:value-type="float">
            <text:p>2517179</text:p>
          </table:table-cell>
          <table:table-cell office:value-type="float" office:value="2479374" calcext:value-type="float">
            <text:p>2479374</text:p>
          </table:table-cell>
          <table:table-cell office:value-type="float" office:value="69740" calcext:value-type="float">
            <text:p>69740</text:p>
          </table:table-cell>
          <table:table-cell office:value-type="float" office:value="175695" calcext:value-type="float">
            <text:p>175695</text:p>
          </table:table-cell>
          <table:table-cell office:value-type="float" office:value="74140" calcext:value-type="float">
            <text:p>74140</text:p>
          </table:table-cell>
          <table:table-cell office:value-type="float" office:value="23173" calcext:value-type="float">
            <text:p>23173</text:p>
          </table:table-cell>
          <table:table-cell office:value-type="float" office:value="43955" calcext:value-type="float">
            <text:p>43955</text:p>
          </table:table-cell>
          <table:table-cell office:value-type="float" office:value="32950" calcext:value-type="float">
            <text:p>32950</text:p>
          </table:table-cell>
          <table:table-cell office:value-type="float" office:value="304017" calcext:value-type="float">
            <text:p>304017</text:p>
          </table:table-cell>
          <table:table-cell office:value-type="float" office:value="201132" calcext:value-type="float">
            <text:p>201132</text:p>
          </table:table-cell>
        </table:table-row>
        <table:table-row table:style-name="ro1">
          <table:covered-table-cell/>
          <table:table-cell office:value-type="float" office:value="892641" calcext:value-type="float">
            <text:p>892641</text:p>
          </table:table-cell>
          <table:table-cell office:value-type="float" office:value="482348" calcext:value-type="float">
            <text:p>482348</text:p>
          </table:table-cell>
          <table:table-cell office:value-type="float" office:value="774248" calcext:value-type="float">
            <text:p>774248</text:p>
          </table:table-cell>
          <table:table-cell office:value-type="float" office:value="549422" calcext:value-type="float">
            <text:p>549422</text:p>
          </table:table-cell>
          <table:table-cell office:value-type="float" office:value="141893" calcext:value-type="float">
            <text:p>141893</text:p>
          </table:table-cell>
          <table:table-cell office:value-type="float" office:value="121376" calcext:value-type="float">
            <text:p>121376</text:p>
          </table:table-cell>
          <table:table-cell office:value-type="float" office:value="2537235" calcext:value-type="float">
            <text:p>2537235</text:p>
          </table:table-cell>
          <table:table-cell office:value-type="float" office:value="2518823" calcext:value-type="float">
            <text:p>2518823</text:p>
          </table:table-cell>
          <table:table-cell office:value-type="float" office:value="217228" calcext:value-type="float">
            <text:p>217228</text:p>
          </table:table-cell>
          <table:table-cell office:value-type="float" office:value="106908" calcext:value-type="float">
            <text:p>106908</text:p>
          </table:table-cell>
          <table:table-cell office:value-type="float" office:value="57183" calcext:value-type="float">
            <text:p>57183</text:p>
          </table:table-cell>
          <table:table-cell office:value-type="float" office:value="15135" calcext:value-type="float">
            <text:p>15135</text:p>
          </table:table-cell>
          <table:table-cell office:value-type="float" office:value="30948" calcext:value-type="float">
            <text:p>30948</text:p>
          </table:table-cell>
          <table:table-cell office:value-type="float" office:value="35979" calcext:value-type="float">
            <text:p>35979</text:p>
          </table:table-cell>
          <table:table-cell office:value-type="float" office:value="295107" calcext:value-type="float">
            <text:p>295107</text:p>
          </table:table-cell>
          <table:table-cell office:value-type="float" office:value="171155" calcext:value-type="float">
            <text:p>171155</text:p>
          </table:table-cell>
        </table:table-row>
        <table:table-row table:style-name="ro1">
          <table:covered-table-cell/>
          <table:table-cell office:value-type="float" office:value="692788" calcext:value-type="float">
            <text:p>692788</text:p>
          </table:table-cell>
          <table:table-cell office:value-type="float" office:value="692934" calcext:value-type="float">
            <text:p>692934</text:p>
          </table:table-cell>
          <table:table-cell office:value-type="float" office:value="700591" calcext:value-type="float">
            <text:p>700591</text:p>
          </table:table-cell>
          <table:table-cell office:value-type="float" office:value="596734" calcext:value-type="float">
            <text:p>596734</text:p>
          </table:table-cell>
          <table:table-cell office:value-type="float" office:value="266402" calcext:value-type="float">
            <text:p>266402</text:p>
          </table:table-cell>
          <table:table-cell office:value-type="float" office:value="143551" calcext:value-type="float">
            <text:p>143551</text:p>
          </table:table-cell>
          <table:table-cell office:value-type="float" office:value="2480557" calcext:value-type="float">
            <text:p>2480557</text:p>
          </table:table-cell>
          <table:table-cell office:value-type="float" office:value="2488320" calcext:value-type="float">
            <text:p>2488320</text:p>
          </table:table-cell>
          <table:table-cell office:value-type="float" office:value="72787" calcext:value-type="float">
            <text:p>72787</text:p>
          </table:table-cell>
          <table:table-cell office:value-type="float" office:value="24955" calcext:value-type="float">
            <text:p>24955</text:p>
          </table:table-cell>
          <table:table-cell office:value-type="float" office:value="73175" calcext:value-type="float">
            <text:p>73175</text:p>
          </table:table-cell>
          <table:table-cell office:value-type="float" office:value="30184" calcext:value-type="float">
            <text:p>30184</text:p>
          </table:table-cell>
          <table:table-cell office:value-type="float" office:value="42948" calcext:value-type="float">
            <text:p>42948</text:p>
          </table:table-cell>
          <table:table-cell office:value-type="float" office:value="25945" calcext:value-type="float">
            <text:p>25945</text:p>
          </table:table-cell>
          <table:table-cell office:value-type="float" office:value="295571" calcext:value-type="float">
            <text:p>295571</text:p>
          </table:table-cell>
          <table:table-cell office:value-type="float" office:value="150261" calcext:value-type="float">
            <text:p>150261</text:p>
          </table:table-cell>
        </table:table-row>
        <table:table-row table:style-name="ro1">
          <table:covered-table-cell/>
          <table:table-cell office:value-type="float" office:value="833273" calcext:value-type="float">
            <text:p>833273</text:p>
          </table:table-cell>
          <table:table-cell office:value-type="float" office:value="653004" calcext:value-type="float">
            <text:p>653004</text:p>
          </table:table-cell>
          <table:table-cell office:value-type="float" office:value="694571" calcext:value-type="float">
            <text:p>694571</text:p>
          </table:table-cell>
          <table:table-cell office:value-type="float" office:value="581943" calcext:value-type="float">
            <text:p>581943</text:p>
          </table:table-cell>
          <table:table-cell office:value-type="float" office:value="200284" calcext:value-type="float">
            <text:p>200284</text:p>
          </table:table-cell>
          <table:table-cell office:value-type="float" office:value="90186" calcext:value-type="float">
            <text:p>90186</text:p>
          </table:table-cell>
          <table:table-cell office:value-type="float" office:value="2494146" calcext:value-type="float">
            <text:p>2494146</text:p>
          </table:table-cell>
          <table:table-cell office:value-type="float" office:value="2487832" calcext:value-type="float">
            <text:p>2487832</text:p>
          </table:table-cell>
          <table:table-cell office:value-type="float" office:value="265495" calcext:value-type="float">
            <text:p>265495</text:p>
          </table:table-cell>
          <table:table-cell office:value-type="float" office:value="121637" calcext:value-type="float">
            <text:p>121637</text:p>
          </table:table-cell>
          <table:table-cell office:value-type="float" office:value="42184" calcext:value-type="float">
            <text:p>42184</text:p>
          </table:table-cell>
          <table:table-cell office:value-type="float" office:value="28183" calcext:value-type="float">
            <text:p>28183</text:p>
          </table:table-cell>
          <table:table-cell office:value-type="float" office:value="37975" calcext:value-type="float">
            <text:p>37975</text:p>
          </table:table-cell>
          <table:table-cell office:value-type="float" office:value="11947" calcext:value-type="float">
            <text:p>11947</text:p>
          </table:table-cell>
          <table:table-cell office:value-type="float" office:value="276154" calcext:value-type="float">
            <text:p>276154</text:p>
          </table:table-cell>
          <table:table-cell office:value-type="float" office:value="151873" calcext:value-type="float">
            <text:p>151873</text:p>
          </table:table-cell>
        </table:table-row>
        <table:table-row table:style-name="ro1">
          <table:covered-table-cell/>
          <table:table-cell office:value-type="float" office:value="802928" calcext:value-type="float">
            <text:p>802928</text:p>
          </table:table-cell>
          <table:table-cell office:value-type="float" office:value="702386" calcext:value-type="float">
            <text:p>702386</text:p>
          </table:table-cell>
          <table:table-cell office:value-type="float" office:value="696801" calcext:value-type="float">
            <text:p>696801</text:p>
          </table:table-cell>
          <table:table-cell office:value-type="float" office:value="665996" calcext:value-type="float">
            <text:p>665996</text:p>
          </table:table-cell>
          <table:table-cell office:value-type="float" office:value="151279" calcext:value-type="float">
            <text:p>151279</text:p>
          </table:table-cell>
          <table:table-cell office:value-type="float" office:value="89187" calcext:value-type="float">
            <text:p>89187</text:p>
          </table:table-cell>
          <table:table-cell office:value-type="float" office:value="2539465" calcext:value-type="float">
            <text:p>2539465</text:p>
          </table:table-cell>
          <table:table-cell office:value-type="float" office:value="2570146" calcext:value-type="float">
            <text:p>2570146</text:p>
          </table:table-cell>
          <table:table-cell office:value-type="float" office:value="139470" calcext:value-type="float">
            <text:p>139470</text:p>
          </table:table-cell>
          <table:table-cell office:value-type="float" office:value="120731" calcext:value-type="float">
            <text:p>120731</text:p>
          </table:table-cell>
          <table:table-cell office:value-type="float" office:value="59208" calcext:value-type="float">
            <text:p>59208</text:p>
          </table:table-cell>
          <table:table-cell office:value-type="float" office:value="22167" calcext:value-type="float">
            <text:p>22167</text:p>
          </table:table-cell>
          <table:table-cell office:value-type="float" office:value="30976" calcext:value-type="float">
            <text:p>30976</text:p>
          </table:table-cell>
          <table:table-cell office:value-type="float" office:value="8967" calcext:value-type="float">
            <text:p>8967</text:p>
          </table:table-cell>
          <table:table-cell office:value-type="float" office:value="284403" calcext:value-type="float">
            <text:p>284403</text:p>
          </table:table-cell>
          <table:table-cell office:value-type="float" office:value="144980" calcext:value-type="float">
            <text:p>144980</text:p>
          </table:table-cell>
        </table:table-row>
        <table:table-row table:style-name="ro1">
          <table:covered-table-cell/>
          <table:table-cell office:value-type="float" office:value="772860" calcext:value-type="float">
            <text:p>772860</text:p>
          </table:table-cell>
          <table:table-cell office:value-type="float" office:value="633807" calcext:value-type="float">
            <text:p>633807</text:p>
          </table:table-cell>
          <table:table-cell office:value-type="float" office:value="687729" calcext:value-type="float">
            <text:p>687729</text:p>
          </table:table-cell>
          <table:table-cell office:value-type="float" office:value="683372" calcext:value-type="float">
            <text:p>683372</text:p>
          </table:table-cell>
          <table:table-cell office:value-type="float" office:value="347769" calcext:value-type="float">
            <text:p>347769</text:p>
          </table:table-cell>
          <table:table-cell office:value-type="float" office:value="162654" calcext:value-type="float">
            <text:p>162654</text:p>
          </table:table-cell>
          <table:table-cell office:value-type="float" office:value="2578440" calcext:value-type="float">
            <text:p>2578440</text:p>
          </table:table-cell>
          <table:table-cell office:value-type="float" office:value="2538134" calcext:value-type="float">
            <text:p>2538134</text:p>
          </table:table-cell>
          <table:table-cell office:value-type="float" office:value="163637" calcext:value-type="float">
            <text:p>163637</text:p>
          </table:table-cell>
          <table:table-cell office:value-type="float" office:value="41796" calcext:value-type="float">
            <text:p>41796</text:p>
          </table:table-cell>
          <table:table-cell office:value-type="float" office:value="71133" calcext:value-type="float">
            <text:p>71133</text:p>
          </table:table-cell>
          <table:table-cell office:value-type="float" office:value="13170" calcext:value-type="float">
            <text:p>13170</text:p>
          </table:table-cell>
          <table:table-cell office:value-type="float" office:value="38947" calcext:value-type="float">
            <text:p>38947</text:p>
          </table:table-cell>
          <table:table-cell office:value-type="float" office:value="20964" calcext:value-type="float">
            <text:p>20964</text:p>
          </table:table-cell>
          <table:table-cell office:value-type="float" office:value="270461" calcext:value-type="float">
            <text:p>270461</text:p>
          </table:table-cell>
          <table:table-cell office:value-type="float" office:value="164408" calcext:value-type="float">
            <text:p>164408</text:p>
          </table:table-cell>
        </table:table-row>
        <table:table-row table:style-name="ro1">
          <table:covered-table-cell/>
          <table:table-cell office:value-type="float" office:value="722898" calcext:value-type="float">
            <text:p>722898</text:p>
          </table:table-cell>
          <table:table-cell office:value-type="float" office:value="642178" calcext:value-type="float">
            <text:p>642178</text:p>
          </table:table-cell>
          <table:table-cell office:value-type="float" office:value="712753" calcext:value-type="float">
            <text:p>712753</text:p>
          </table:table-cell>
          <table:table-cell office:value-type="float" office:value="563078" calcext:value-type="float">
            <text:p>563078</text:p>
          </table:table-cell>
          <table:table-cell office:value-type="float" office:value="200441" calcext:value-type="float">
            <text:p>200441</text:p>
          </table:table-cell>
          <table:table-cell office:value-type="float" office:value="102212" calcext:value-type="float">
            <text:p>102212</text:p>
          </table:table-cell>
          <table:table-cell office:value-type="float" office:value="2541814" calcext:value-type="float">
            <text:p>2541814</text:p>
          </table:table-cell>
          <table:table-cell office:value-type="float" office:value="2463840" calcext:value-type="float">
            <text:p>2463840</text:p>
          </table:table-cell>
          <table:table-cell office:value-type="float" office:value="38967" calcext:value-type="float">
            <text:p>38967</text:p>
          </table:table-cell>
          <table:table-cell office:value-type="float" office:value="147867" calcext:value-type="float">
            <text:p>147867</text:p>
          </table:table-cell>
          <table:table-cell office:value-type="float" office:value="53180" calcext:value-type="float">
            <text:p>53180</text:p>
          </table:table-cell>
          <table:table-cell office:value-type="float" office:value="49149" calcext:value-type="float">
            <text:p>49149</text:p>
          </table:table-cell>
          <table:table-cell office:value-type="float" office:value="41931" calcext:value-type="float">
            <text:p>41931</text:p>
          </table:table-cell>
          <table:table-cell office:value-type="float" office:value="20928" calcext:value-type="float">
            <text:p>20928</text:p>
          </table:table-cell>
          <table:table-cell office:value-type="float" office:value="287158" calcext:value-type="float">
            <text:p>287158</text:p>
          </table:table-cell>
          <table:table-cell office:value-type="float" office:value="166402" calcext:value-type="float">
            <text:p>166402</text:p>
          </table:table-cell>
        </table:table-row>
        <table:table-row table:style-name="ro1">
          <table:covered-table-cell/>
          <table:table-cell office:value-type="float" office:value="342306" calcext:value-type="float">
            <text:p>342306</text:p>
          </table:table-cell>
          <table:table-cell office:value-type="float" office:value="502323" calcext:value-type="float">
            <text:p>502323</text:p>
          </table:table-cell>
          <table:table-cell office:value-type="float" office:value="671159" calcext:value-type="float">
            <text:p>671159</text:p>
          </table:table-cell>
          <table:table-cell office:value-type="float" office:value="659197" calcext:value-type="float">
            <text:p>659197</text:p>
          </table:table-cell>
          <table:table-cell office:value-type="float" office:value="263360" calcext:value-type="float">
            <text:p>263360</text:p>
          </table:table-cell>
          <table:table-cell office:value-type="float" office:value="109209" calcext:value-type="float">
            <text:p>109209</text:p>
          </table:table-cell>
          <table:table-cell office:value-type="float" office:value="2507122" calcext:value-type="float">
            <text:p>2507122</text:p>
          </table:table-cell>
          <table:table-cell office:value-type="float" office:value="2542529" calcext:value-type="float">
            <text:p>2542529</text:p>
          </table:table-cell>
          <table:table-cell office:value-type="float" office:value="90889" calcext:value-type="float">
            <text:p>90889</text:p>
          </table:table-cell>
          <table:table-cell office:value-type="float" office:value="179400" calcext:value-type="float">
            <text:p>179400</text:p>
          </table:table-cell>
          <table:table-cell office:value-type="float" office:value="58161" calcext:value-type="float">
            <text:p>58161</text:p>
          </table:table-cell>
          <table:table-cell office:value-type="float" office:value="18191" calcext:value-type="float">
            <text:p>18191</text:p>
          </table:table-cell>
          <table:table-cell office:value-type="float" office:value="43954" calcext:value-type="float">
            <text:p>43954</text:p>
          </table:table-cell>
          <table:table-cell office:value-type="float" office:value="12961" calcext:value-type="float">
            <text:p>12961</text:p>
          </table:table-cell>
          <table:table-cell office:value-type="float" office:value="287022" calcext:value-type="float">
            <text:p>287022</text:p>
          </table:table-cell>
          <table:table-cell office:value-type="float" office:value="142499" calcext:value-type="float">
            <text:p>142499</text:p>
          </table:table-cell>
        </table:table-row>
        <table:table-row table:style-name="ro1">
          <table:covered-table-cell/>
          <table:table-cell office:value-type="float" office:value="732456" calcext:value-type="float">
            <text:p>732456</text:p>
          </table:table-cell>
          <table:table-cell office:value-type="float" office:value="402564" calcext:value-type="float">
            <text:p>402564</text:p>
          </table:table-cell>
          <table:table-cell office:value-type="float" office:value="658357" calcext:value-type="float">
            <text:p>658357</text:p>
          </table:table-cell>
          <table:table-cell office:value-type="float" office:value="637668" calcext:value-type="float">
            <text:p>637668</text:p>
          </table:table-cell>
          <table:table-cell office:value-type="float" office:value="178597" calcext:value-type="float">
            <text:p>178597</text:p>
          </table:table-cell>
          <table:table-cell office:value-type="float" office:value="92416" calcext:value-type="float">
            <text:p>92416</text:p>
          </table:table-cell>
          <table:table-cell office:value-type="float" office:value="2545031" calcext:value-type="float">
            <text:p>2545031</text:p>
          </table:table-cell>
          <table:table-cell office:value-type="float" office:value="2527841" calcext:value-type="float">
            <text:p>2527841</text:p>
          </table:table-cell>
          <table:table-cell office:value-type="float" office:value="220560" calcext:value-type="float">
            <text:p>220560</text:p>
          </table:table-cell>
          <table:table-cell office:value-type="float" office:value="158774" calcext:value-type="float">
            <text:p>158774</text:p>
          </table:table-cell>
          <table:table-cell office:value-type="float" office:value="58144" calcext:value-type="float">
            <text:p>58144</text:p>
          </table:table-cell>
          <table:table-cell office:value-type="float" office:value="27191" calcext:value-type="float">
            <text:p>27191</text:p>
          </table:table-cell>
          <table:table-cell office:value-type="float" office:value="37981" calcext:value-type="float">
            <text:p>37981</text:p>
          </table:table-cell>
          <table:table-cell office:value-type="float" office:value="12982" calcext:value-type="float">
            <text:p>12982</text:p>
          </table:table-cell>
          <table:table-cell office:value-type="float" office:value="285955" calcext:value-type="float">
            <text:p>285955</text:p>
          </table:table-cell>
          <table:table-cell office:value-type="float" office:value="135528" calcext:value-type="float">
            <text:p>135528</text:p>
          </table:table-cell>
        </table:table-row>
        <table:table-row table:style-name="ro1">
          <table:covered-table-cell/>
          <table:table-cell office:value-type="float" office:value="482309" calcext:value-type="float">
            <text:p>482309</text:p>
          </table:table-cell>
          <table:table-cell office:value-type="float" office:value="412221" calcext:value-type="float">
            <text:p>412221</text:p>
          </table:table-cell>
          <table:table-cell office:value-type="float" office:value="657965" calcext:value-type="float">
            <text:p>657965</text:p>
          </table:table-cell>
          <table:table-cell office:value-type="float" office:value="705600" calcext:value-type="float">
            <text:p>705600</text:p>
          </table:table-cell>
          <table:table-cell office:value-type="float" office:value="281519" calcext:value-type="float">
            <text:p>281519</text:p>
          </table:table-cell>
          <table:table-cell office:value-type="float" office:value="87293" calcext:value-type="float">
            <text:p>87293</text:p>
          </table:table-cell>
          <table:table-cell office:value-type="float" office:value="2498403" calcext:value-type="float">
            <text:p>2498403</text:p>
          </table:table-cell>
          <table:table-cell office:value-type="float" office:value="2548099" calcext:value-type="float">
            <text:p>2548099</text:p>
          </table:table-cell>
          <table:table-cell office:value-type="float" office:value="64873" calcext:value-type="float">
            <text:p>64873</text:p>
          </table:table-cell>
          <table:table-cell office:value-type="float" office:value="110851" calcext:value-type="float">
            <text:p>110851</text:p>
          </table:table-cell>
          <table:table-cell office:value-type="float" office:value="59155" calcext:value-type="float">
            <text:p>59155</text:p>
          </table:table-cell>
          <table:table-cell office:value-type="float" office:value="37132" calcext:value-type="float">
            <text:p>37132</text:p>
          </table:table-cell>
          <table:table-cell office:value-type="float" office:value="33936" calcext:value-type="float">
            <text:p>33936</text:p>
          </table:table-cell>
          <table:table-cell office:value-type="float" office:value="23952" calcext:value-type="float">
            <text:p>23952</text:p>
          </table:table-cell>
          <table:table-cell office:value-type="float" office:value="329557" calcext:value-type="float">
            <text:p>329557</text:p>
          </table:table-cell>
          <table:table-cell office:value-type="float" office:value="173691" calcext:value-type="float">
            <text:p>173691</text:p>
          </table:table-cell>
        </table:table-row>
        <table:table-row table:style-name="ro1">
          <table:covered-table-cell/>
          <table:table-cell office:value-type="float" office:value="484208" calcext:value-type="float">
            <text:p>484208</text:p>
          </table:table-cell>
          <table:table-cell office:value-type="float" office:value="423318" calcext:value-type="float">
            <text:p>423318</text:p>
          </table:table-cell>
          <table:table-cell office:value-type="float" office:value="737791" calcext:value-type="float">
            <text:p>737791</text:p>
          </table:table-cell>
          <table:table-cell office:value-type="float" office:value="737589" calcext:value-type="float">
            <text:p>737589</text:p>
          </table:table-cell>
          <table:table-cell office:value-type="float" office:value="281362" calcext:value-type="float">
            <text:p>281362</text:p>
          </table:table-cell>
          <table:table-cell office:value-type="float" office:value="102084" calcext:value-type="float">
            <text:p>102084</text:p>
          </table:table-cell>
          <table:table-cell office:value-type="float" office:value="2527030" calcext:value-type="float">
            <text:p>2527030</text:p>
          </table:table-cell>
          <table:table-cell office:value-type="float" office:value="2486003" calcext:value-type="float">
            <text:p>2486003</text:p>
          </table:table-cell>
          <table:table-cell office:value-type="float" office:value="284252" calcext:value-type="float">
            <text:p>284252</text:p>
          </table:table-cell>
          <table:table-cell office:value-type="float" office:value="122874" calcext:value-type="float">
            <text:p>122874</text:p>
          </table:table-cell>
          <table:table-cell office:value-type="float" office:value="65181" calcext:value-type="float">
            <text:p>65181</text:p>
          </table:table-cell>
          <table:table-cell office:value-type="float" office:value="30206" calcext:value-type="float">
            <text:p>30206</text:p>
          </table:table-cell>
          <table:table-cell office:value-type="float" office:value="37975" calcext:value-type="float">
            <text:p>37975</text:p>
          </table:table-cell>
          <table:table-cell office:value-type="float" office:value="19945" calcext:value-type="float">
            <text:p>19945</text:p>
          </table:table-cell>
          <table:table-cell office:value-type="float" office:value="291784" calcext:value-type="float">
            <text:p>291784</text:p>
          </table:table-cell>
          <table:table-cell office:value-type="float" office:value="196918" calcext:value-type="float">
            <text:p>196918</text:p>
          </table:table-cell>
        </table:table-row>
        <table:table-row table:style-name="ro1">
          <table:covered-table-cell/>
          <table:table-cell office:value-type="float" office:value="663768" calcext:value-type="float">
            <text:p>663768</text:p>
          </table:table-cell>
          <table:table-cell office:value-type="float" office:value="533829" calcext:value-type="float">
            <text:p>533829</text:p>
          </table:table-cell>
          <table:table-cell office:value-type="float" office:value="703651" calcext:value-type="float">
            <text:p>703651</text:p>
          </table:table-cell>
          <table:table-cell office:value-type="float" office:value="773168" calcext:value-type="float">
            <text:p>773168</text:p>
          </table:table-cell>
          <table:table-cell office:value-type="float" office:value="239197" calcext:value-type="float">
            <text:p>239197</text:p>
          </table:table-cell>
          <table:table-cell office:value-type="float" office:value="93097" calcext:value-type="float">
            <text:p>93097</text:p>
          </table:table-cell>
          <table:table-cell office:value-type="float" office:value="2560420" calcext:value-type="float">
            <text:p>2560420</text:p>
          </table:table-cell>
          <table:table-cell office:value-type="float" office:value="2499856" calcext:value-type="float">
            <text:p>2499856</text:p>
          </table:table-cell>
          <table:table-cell office:value-type="float" office:value="228385" calcext:value-type="float">
            <text:p>228385</text:p>
          </table:table-cell>
          <table:table-cell office:value-type="float" office:value="146564" calcext:value-type="float">
            <text:p>146564</text:p>
          </table:table-cell>
          <table:table-cell office:value-type="float" office:value="49151" calcext:value-type="float">
            <text:p>49151</text:p>
          </table:table-cell>
          <table:table-cell office:value-type="float" office:value="25183" calcext:value-type="float">
            <text:p>25183</text:p>
          </table:table-cell>
          <table:table-cell office:value-type="float" office:value="47943" calcext:value-type="float">
            <text:p>47943</text:p>
          </table:table-cell>
          <table:table-cell office:value-type="float" office:value="27959" calcext:value-type="float">
            <text:p>27959</text:p>
          </table:table-cell>
          <table:table-cell office:value-type="float" office:value="281739" calcext:value-type="float">
            <text:p>281739</text:p>
          </table:table-cell>
          <table:table-cell office:value-type="float" office:value="175877" calcext:value-type="float">
            <text:p>175877</text:p>
          </table:table-cell>
        </table:table-row>
        <table:table-row table:style-name="ro1">
          <table:covered-table-cell/>
          <table:table-cell office:value-type="float" office:value="1002595" calcext:value-type="float">
            <text:p>1002595</text:p>
          </table:table-cell>
          <table:table-cell office:value-type="float" office:value="612850" calcext:value-type="float">
            <text:p>612850</text:p>
          </table:table-cell>
          <table:table-cell office:value-type="float" office:value="663468" calcext:value-type="float">
            <text:p>663468</text:p>
          </table:table-cell>
          <table:table-cell office:value-type="float" office:value="636701" calcext:value-type="float">
            <text:p>636701</text:p>
          </table:table-cell>
          <table:table-cell office:value-type="float" office:value="307514" calcext:value-type="float">
            <text:p>307514</text:p>
          </table:table-cell>
          <table:table-cell office:value-type="float" office:value="110328" calcext:value-type="float">
            <text:p>110328</text:p>
          </table:table-cell>
          <table:table-cell office:value-type="float" office:value="2553400" calcext:value-type="float">
            <text:p>2553400</text:p>
          </table:table-cell>
          <table:table-cell office:value-type="float" office:value="2557214" calcext:value-type="float">
            <text:p>2557214</text:p>
          </table:table-cell>
          <table:table-cell office:value-type="float" office:value="142693" calcext:value-type="float">
            <text:p>142693</text:p>
          </table:table-cell>
          <table:table-cell office:value-type="float" office:value="96891" calcext:value-type="float">
            <text:p>96891</text:p>
          </table:table-cell>
          <table:table-cell office:value-type="float" office:value="59121" calcext:value-type="float">
            <text:p>59121</text:p>
          </table:table-cell>
          <table:table-cell office:value-type="float" office:value="26152" calcext:value-type="float">
            <text:p>26152</text:p>
          </table:table-cell>
          <table:table-cell office:value-type="float" office:value="30998" calcext:value-type="float">
            <text:p>30998</text:p>
          </table:table-cell>
          <table:table-cell office:value-type="float" office:value="27002" calcext:value-type="float">
            <text:p>27002</text:p>
          </table:table-cell>
          <table:table-cell office:value-type="float" office:value="286057" calcext:value-type="float">
            <text:p>286057</text:p>
          </table:table-cell>
          <table:table-cell office:value-type="float" office:value="158806" calcext:value-type="float">
            <text:p>158806</text:p>
          </table:table-cell>
        </table:table-row>
        <table:table-row table:style-name="ro1">
          <table:covered-table-cell/>
          <table:table-cell office:value-type="float" office:value="851769" calcext:value-type="float">
            <text:p>851769</text:p>
          </table:table-cell>
          <table:table-cell office:value-type="float" office:value="582925" calcext:value-type="float">
            <text:p>582925</text:p>
          </table:table-cell>
          <table:table-cell office:value-type="float" office:value="751497" calcext:value-type="float">
            <text:p>751497</text:p>
          </table:table-cell>
          <table:table-cell office:value-type="float" office:value="563004" calcext:value-type="float">
            <text:p>563004</text:p>
          </table:table-cell>
          <table:table-cell office:value-type="float" office:value="242375" calcext:value-type="float">
            <text:p>242375</text:p>
          </table:table-cell>
          <table:table-cell office:value-type="float" office:value="119180" calcext:value-type="float">
            <text:p>119180</text:p>
          </table:table-cell>
          <table:table-cell office:value-type="float" office:value="2484300" calcext:value-type="float">
            <text:p>2484300</text:p>
          </table:table-cell>
          <table:table-cell office:value-type="float" office:value="2515827" calcext:value-type="float">
            <text:p>2515827</text:p>
          </table:table-cell>
          <table:table-cell office:value-type="float" office:value="277389" calcext:value-type="float">
            <text:p>277389</text:p>
          </table:table-cell>
          <table:table-cell office:value-type="float" office:value="111551" calcext:value-type="float">
            <text:p>111551</text:p>
          </table:table-cell>
          <table:table-cell office:value-type="float" office:value="69136" calcext:value-type="float">
            <text:p>69136</text:p>
          </table:table-cell>
          <table:table-cell office:value-type="float" office:value="19145" calcext:value-type="float">
            <text:p>19145</text:p>
          </table:table-cell>
          <table:table-cell office:value-type="float" office:value="41982" calcext:value-type="float">
            <text:p>41982</text:p>
          </table:table-cell>
          <table:table-cell office:value-type="float" office:value="13979" calcext:value-type="float">
            <text:p>13979</text:p>
          </table:table-cell>
          <table:table-cell office:value-type="float" office:value="256651" calcext:value-type="float">
            <text:p>256651</text:p>
          </table:table-cell>
          <table:table-cell office:value-type="float" office:value="165756" calcext:value-type="float">
            <text:p>165756</text:p>
          </table:table-cell>
        </table:table-row>
        <table:table-row table:style-name="ro1">
          <table:covered-table-cell/>
          <table:table-cell office:value-type="float" office:value="823332" calcext:value-type="float">
            <text:p>823332</text:p>
          </table:table-cell>
          <table:table-cell office:value-type="float" office:value="682481" calcext:value-type="float">
            <text:p>682481</text:p>
          </table:table-cell>
          <table:table-cell office:value-type="float" office:value="715390" calcext:value-type="float">
            <text:p>715390</text:p>
          </table:table-cell>
          <table:table-cell office:value-type="float" office:value="726933" calcext:value-type="float">
            <text:p>726933</text:p>
          </table:table-cell>
          <table:table-cell office:value-type="float" office:value="252391" calcext:value-type="float">
            <text:p>252391</text:p>
          </table:table-cell>
          <table:table-cell office:value-type="float" office:value="125215" calcext:value-type="float">
            <text:p>125215</text:p>
          </table:table-cell>
          <table:table-cell office:value-type="float" office:value="2619781" calcext:value-type="float">
            <text:p>2619781</text:p>
          </table:table-cell>
          <table:table-cell office:value-type="float" office:value="2527782" calcext:value-type="float">
            <text:p>2527782</text:p>
          </table:table-cell>
          <table:table-cell office:value-type="float" office:value="83704" calcext:value-type="float">
            <text:p>83704</text:p>
          </table:table-cell>
          <table:table-cell office:value-type="float" office:value="50057" calcext:value-type="float">
            <text:p>50057</text:p>
          </table:table-cell>
          <table:table-cell office:value-type="float" office:value="66198" calcext:value-type="float">
            <text:p>66198</text:p>
          </table:table-cell>
          <table:table-cell office:value-type="float" office:value="25175" calcext:value-type="float">
            <text:p>25175</text:p>
          </table:table-cell>
          <table:table-cell office:value-type="float" office:value="44948" calcext:value-type="float">
            <text:p>44948</text:p>
          </table:table-cell>
          <table:table-cell office:value-type="float" office:value="24986" calcext:value-type="float">
            <text:p>24986</text:p>
          </table:table-cell>
          <table:table-cell office:value-type="float" office:value="234565" calcext:value-type="float">
            <text:p>234565</text:p>
          </table:table-cell>
          <table:table-cell office:value-type="float" office:value="196112" calcext:value-type="float">
            <text:p>196112</text:p>
          </table:table-cell>
        </table:table-row>
        <table:table-row table:style-name="ro1">
          <table:covered-table-cell/>
          <table:table-cell office:value-type="float" office:value="363004" calcext:value-type="float">
            <text:p>363004</text:p>
          </table:table-cell>
          <table:table-cell office:value-type="float" office:value="573495" calcext:value-type="float">
            <text:p>573495</text:p>
          </table:table-cell>
          <table:table-cell office:value-type="float" office:value="658330" calcext:value-type="float">
            <text:p>658330</text:p>
          </table:table-cell>
          <table:table-cell office:value-type="float" office:value="635145" calcext:value-type="float">
            <text:p>635145</text:p>
          </table:table-cell>
          <table:table-cell office:value-type="float" office:value="171510" calcext:value-type="float">
            <text:p>171510</text:p>
          </table:table-cell>
          <table:table-cell office:value-type="float" office:value="76814" calcext:value-type="float">
            <text:p>76814</text:p>
          </table:table-cell>
          <table:table-cell office:value-type="float" office:value="2525085" calcext:value-type="float">
            <text:p>2525085</text:p>
          </table:table-cell>
          <table:table-cell office:value-type="float" office:value="2511726" calcext:value-type="float">
            <text:p>2511726</text:p>
          </table:table-cell>
          <table:table-cell office:value-type="float" office:value="238041" calcext:value-type="float">
            <text:p>238041</text:p>
          </table:table-cell>
          <table:table-cell office:value-type="float" office:value="75562" calcext:value-type="float">
            <text:p>75562</text:p>
          </table:table-cell>
          <table:table-cell office:value-type="float" office:value="62158" calcext:value-type="float">
            <text:p>62158</text:p>
          </table:table-cell>
          <table:table-cell office:value-type="float" office:value="40140" calcext:value-type="float">
            <text:p>40140</text:p>
          </table:table-cell>
          <table:table-cell office:value-type="float" office:value="37992" calcext:value-type="float">
            <text:p>37992</text:p>
          </table:table-cell>
          <table:table-cell office:value-type="float" office:value="22971" calcext:value-type="float">
            <text:p>22971</text:p>
          </table:table-cell>
          <table:table-cell office:value-type="float" office:value="308482" calcext:value-type="float">
            <text:p>308482</text:p>
          </table:table-cell>
          <table:table-cell office:value-type="float" office:value="169958" calcext:value-type="float">
            <text:p>169958</text:p>
          </table:table-cell>
        </table:table-row>
        <table:table-row table:style-name="ro1">
          <table:covered-table-cell/>
          <table:table-cell office:value-type="float" office:value="751983" calcext:value-type="float">
            <text:p>751983</text:p>
          </table:table-cell>
          <table:table-cell office:value-type="float" office:value="583257" calcext:value-type="float">
            <text:p>583257</text:p>
          </table:table-cell>
          <table:table-cell office:value-type="float" office:value="673533" calcext:value-type="float">
            <text:p>673533</text:p>
          </table:table-cell>
          <table:table-cell office:value-type="float" office:value="597766" calcext:value-type="float">
            <text:p>597766</text:p>
          </table:table-cell>
          <table:table-cell office:value-type="float" office:value="274533" calcext:value-type="float">
            <text:p>274533</text:p>
          </table:table-cell>
          <table:table-cell office:value-type="float" office:value="78262" calcext:value-type="float">
            <text:p>78262</text:p>
          </table:table-cell>
          <table:table-cell office:value-type="float" office:value="2536813" calcext:value-type="float">
            <text:p>2536813</text:p>
          </table:table-cell>
          <table:table-cell office:value-type="float" office:value="2480422" calcext:value-type="float">
            <text:p>2480422</text:p>
          </table:table-cell>
          <table:table-cell office:value-type="float" office:value="56870" calcext:value-type="float">
            <text:p>56870</text:p>
          </table:table-cell>
          <table:table-cell office:value-type="float" office:value="60688" calcext:value-type="float">
            <text:p>60688</text:p>
          </table:table-cell>
          <table:table-cell office:value-type="float" office:value="63149" calcext:value-type="float">
            <text:p>63149</text:p>
          </table:table-cell>
          <table:table-cell office:value-type="float" office:value="27197" calcext:value-type="float">
            <text:p>27197</text:p>
          </table:table-cell>
          <table:table-cell office:value-type="float" office:value="38955" calcext:value-type="float">
            <text:p>38955</text:p>
          </table:table-cell>
          <table:table-cell office:value-type="float" office:value="13996" calcext:value-type="float">
            <text:p>13996</text:p>
          </table:table-cell>
          <table:table-cell office:value-type="float" office:value="252069" calcext:value-type="float">
            <text:p>252069</text:p>
          </table:table-cell>
          <table:table-cell office:value-type="float" office:value="186544" calcext:value-type="float">
            <text:p>186544</text:p>
          </table:table-cell>
        </table:table-row>
        <table:table-row table:style-name="ro1">
          <table:covered-table-cell/>
          <table:table-cell office:value-type="float" office:value="792826" calcext:value-type="float">
            <text:p>792826</text:p>
          </table:table-cell>
          <table:table-cell office:value-type="float" office:value="502966" calcext:value-type="float">
            <text:p>502966</text:p>
          </table:table-cell>
          <table:table-cell office:value-type="float" office:value="697088" calcext:value-type="float">
            <text:p>697088</text:p>
          </table:table-cell>
          <table:table-cell office:value-type="float" office:value="594918" calcext:value-type="float">
            <text:p>594918</text:p>
          </table:table-cell>
          <table:table-cell office:value-type="float" office:value="137545" calcext:value-type="float">
            <text:p>137545</text:p>
          </table:table-cell>
          <table:table-cell office:value-type="float" office:value="87439" calcext:value-type="float">
            <text:p>87439</text:p>
          </table:table-cell>
          <table:table-cell office:value-type="float" office:value="2566673" calcext:value-type="float">
            <text:p>2566673</text:p>
          </table:table-cell>
          <table:table-cell office:value-type="float" office:value="2462499" calcext:value-type="float">
            <text:p>2462499</text:p>
          </table:table-cell>
          <table:table-cell office:value-type="float" office:value="137506" calcext:value-type="float">
            <text:p>137506</text:p>
          </table:table-cell>
          <table:table-cell office:value-type="float" office:value="120703" calcext:value-type="float">
            <text:p>120703</text:p>
          </table:table-cell>
          <table:table-cell office:value-type="float" office:value="30166" calcext:value-type="float">
            <text:p>30166</text:p>
          </table:table-cell>
          <table:table-cell office:value-type="float" office:value="28177" calcext:value-type="float">
            <text:p>28177</text:p>
          </table:table-cell>
          <table:table-cell office:value-type="float" office:value="29952" calcext:value-type="float">
            <text:p>29952</text:p>
          </table:table-cell>
          <table:table-cell office:value-type="float" office:value="29972" calcext:value-type="float">
            <text:p>29972</text:p>
          </table:table-cell>
          <table:table-cell office:value-type="float" office:value="320613" calcext:value-type="float">
            <text:p>320613</text:p>
          </table:table-cell>
          <table:table-cell office:value-type="float" office:value="154725" calcext:value-type="float">
            <text:p>154725</text:p>
          </table:table-cell>
        </table:table-row>
        <table:table-row table:style-name="ro1">
          <table:covered-table-cell/>
          <table:table-cell office:value-type="float" office:value="562236" calcext:value-type="float">
            <text:p>562236</text:p>
          </table:table-cell>
          <table:table-cell office:value-type="float" office:value="544261" calcext:value-type="float">
            <text:p>544261</text:p>
          </table:table-cell>
          <table:table-cell office:value-type="float" office:value="618291" calcext:value-type="float">
            <text:p>618291</text:p>
          </table:table-cell>
          <table:table-cell office:value-type="float" office:value="571582" calcext:value-type="float">
            <text:p>571582</text:p>
          </table:table-cell>
          <table:table-cell office:value-type="float" office:value="250581" calcext:value-type="float">
            <text:p>250581</text:p>
          </table:table-cell>
          <table:table-cell office:value-type="float" office:value="56273" calcext:value-type="float">
            <text:p>56273</text:p>
          </table:table-cell>
          <table:table-cell office:value-type="float" office:value="2552974" calcext:value-type="float">
            <text:p>2552974</text:p>
          </table:table-cell>
          <table:table-cell office:value-type="float" office:value="2492287" calcext:value-type="float">
            <text:p>2492287</text:p>
          </table:table-cell>
          <table:table-cell office:value-type="float" office:value="203405" calcext:value-type="float">
            <text:p>203405</text:p>
          </table:table-cell>
          <table:table-cell office:value-type="float" office:value="120430" calcext:value-type="float">
            <text:p>120430</text:p>
          </table:table-cell>
          <table:table-cell office:value-type="float" office:value="67199" calcext:value-type="float">
            <text:p>67199</text:p>
          </table:table-cell>
          <table:table-cell office:value-type="float" office:value="12198" calcext:value-type="float">
            <text:p>12198</text:p>
          </table:table-cell>
          <table:table-cell office:value-type="float" office:value="47987" calcext:value-type="float">
            <text:p>47987</text:p>
          </table:table-cell>
          <table:table-cell office:value-type="float" office:value="20973" calcext:value-type="float">
            <text:p>20973</text:p>
          </table:table-cell>
          <table:table-cell office:value-type="float" office:value="301017" calcext:value-type="float">
            <text:p>301017</text:p>
          </table:table-cell>
          <table:table-cell office:value-type="float" office:value="200893" calcext:value-type="float">
            <text:p>200893</text:p>
          </table:table-cell>
        </table:table-row>
        <table:table-row table:style-name="ro1">
          <table:covered-table-cell/>
          <table:table-cell office:value-type="float" office:value="672573" calcext:value-type="float">
            <text:p>672573</text:p>
          </table:table-cell>
          <table:table-cell office:value-type="float" office:value="492006" calcext:value-type="float">
            <text:p>492006</text:p>
          </table:table-cell>
          <table:table-cell office:value-type="float" office:value="666873" calcext:value-type="float">
            <text:p>666873</text:p>
          </table:table-cell>
          <table:table-cell office:value-type="float" office:value="688515" calcext:value-type="float">
            <text:p>688515</text:p>
          </table:table-cell>
          <table:table-cell office:value-type="float" office:value="202347" calcext:value-type="float">
            <text:p>202347</text:p>
          </table:table-cell>
          <table:table-cell office:value-type="float" office:value="93153" calcext:value-type="float">
            <text:p>93153</text:p>
          </table:table-cell>
          <table:table-cell office:value-type="float" office:value="2555099" calcext:value-type="float">
            <text:p>2555099</text:p>
          </table:table-cell>
          <table:table-cell office:value-type="float" office:value="2502078" calcext:value-type="float">
            <text:p>2502078</text:p>
          </table:table-cell>
          <table:table-cell office:value-type="float" office:value="181540" calcext:value-type="float">
            <text:p>181540</text:p>
          </table:table-cell>
          <table:table-cell office:value-type="float" office:value="43019" calcext:value-type="float">
            <text:p>43019</text:p>
          </table:table-cell>
          <table:table-cell office:value-type="float" office:value="64140" calcext:value-type="float">
            <text:p>64140</text:p>
          </table:table-cell>
          <table:table-cell office:value-type="float" office:value="50189" calcext:value-type="float">
            <text:p>50189</text:p>
          </table:table-cell>
          <table:table-cell office:value-type="float" office:value="41953" calcext:value-type="float">
            <text:p>41953</text:p>
          </table:table-cell>
          <table:table-cell office:value-type="float" office:value="10973" calcext:value-type="float">
            <text:p>10973</text:p>
          </table:table-cell>
          <table:table-cell office:value-type="float" office:value="280598" calcext:value-type="float">
            <text:p>280598</text:p>
          </table:table-cell>
          <table:table-cell office:value-type="float" office:value="157133" calcext:value-type="float">
            <text:p>157133</text:p>
          </table:table-cell>
        </table:table-row>
        <table:table-row table:style-name="ro1">
          <table:covered-table-cell/>
          <table:table-cell office:value-type="float" office:value="881955" calcext:value-type="float">
            <text:p>881955</text:p>
          </table:table-cell>
          <table:table-cell office:value-type="float" office:value="682318" calcext:value-type="float">
            <text:p>682318</text:p>
          </table:table-cell>
          <table:table-cell office:value-type="float" office:value="586198" calcext:value-type="float">
            <text:p>586198</text:p>
          </table:table-cell>
          <table:table-cell office:value-type="float" office:value="695114" calcext:value-type="float">
            <text:p>695114</text:p>
          </table:table-cell>
          <table:table-cell office:value-type="float" office:value="205922" calcext:value-type="float">
            <text:p>205922</text:p>
          </table:table-cell>
          <table:table-cell office:value-type="float" office:value="121502" calcext:value-type="float">
            <text:p>121502</text:p>
          </table:table-cell>
          <table:table-cell office:value-type="float" office:value="2534964" calcext:value-type="float">
            <text:p>2534964</text:p>
          </table:table-cell>
          <table:table-cell office:value-type="float" office:value="2497193" calcext:value-type="float">
            <text:p>2497193</text:p>
          </table:table-cell>
          <table:table-cell office:value-type="float" office:value="266065" calcext:value-type="float">
            <text:p>266065</text:p>
          </table:table-cell>
          <table:table-cell office:value-type="float" office:value="39807" calcext:value-type="float">
            <text:p>39807</text:p>
          </table:table-cell>
          <table:table-cell office:value-type="float" office:value="52182" calcext:value-type="float">
            <text:p>52182</text:p>
          </table:table-cell>
          <table:table-cell office:value-type="float" office:value="25169" calcext:value-type="float">
            <text:p>25169</text:p>
          </table:table-cell>
          <table:table-cell office:value-type="float" office:value="32955" calcext:value-type="float">
            <text:p>32955</text:p>
          </table:table-cell>
          <table:table-cell office:value-type="float" office:value="23968" calcext:value-type="float">
            <text:p>23968</text:p>
          </table:table-cell>
          <table:table-cell office:value-type="float" office:value="270918" calcext:value-type="float">
            <text:p>270918</text:p>
          </table:table-cell>
          <table:table-cell office:value-type="float" office:value="200498" calcext:value-type="float">
            <text:p>200498</text:p>
          </table:table-cell>
        </table:table-row>
        <table:table-row table:style-name="ro1">
          <table:covered-table-cell/>
          <table:table-cell office:value-type="float" office:value="772922" calcext:value-type="float">
            <text:p>772922</text:p>
          </table:table-cell>
          <table:table-cell office:value-type="float" office:value="653275" calcext:value-type="float">
            <text:p>653275</text:p>
          </table:table-cell>
          <table:table-cell office:value-type="float" office:value="814245" calcext:value-type="float">
            <text:p>814245</text:p>
          </table:table-cell>
          <table:table-cell office:value-type="float" office:value="654706" calcext:value-type="float">
            <text:p>654706</text:p>
          </table:table-cell>
          <table:table-cell office:value-type="float" office:value="247377" calcext:value-type="float">
            <text:p>247377</text:p>
          </table:table-cell>
          <table:table-cell office:value-type="float" office:value="155343" calcext:value-type="float">
            <text:p>155343</text:p>
          </table:table-cell>
          <table:table-cell office:value-type="float" office:value="2555554" calcext:value-type="float">
            <text:p>2555554</text:p>
          </table:table-cell>
          <table:table-cell office:value-type="float" office:value="2466461" calcext:value-type="float">
            <text:p>2466461</text:p>
          </table:table-cell>
          <table:table-cell office:value-type="float" office:value="199610" calcext:value-type="float">
            <text:p>199610</text:p>
          </table:table-cell>
          <table:table-cell office:value-type="float" office:value="17089" calcext:value-type="float">
            <text:p>17089</text:p>
          </table:table-cell>
          <table:table-cell office:value-type="float" office:value="63150" calcext:value-type="float">
            <text:p>63150</text:p>
          </table:table-cell>
          <table:table-cell office:value-type="float" office:value="37164" calcext:value-type="float">
            <text:p>37164</text:p>
          </table:table-cell>
          <table:table-cell office:value-type="float" office:value="45982" calcext:value-type="float">
            <text:p>45982</text:p>
          </table:table-cell>
          <table:table-cell office:value-type="float" office:value="22989" calcext:value-type="float">
            <text:p>22989</text:p>
          </table:table-cell>
          <table:table-cell office:value-type="float" office:value="313458" calcext:value-type="float">
            <text:p>313458</text:p>
          </table:table-cell>
          <table:table-cell office:value-type="float" office:value="143983" calcext:value-type="float">
            <text:p>143983</text:p>
          </table:table-cell>
        </table:table-row>
        <table:table-row table:style-name="ro1">
          <table:covered-table-cell/>
          <table:table-cell office:value-type="float" office:value="1001668" calcext:value-type="float">
            <text:p>1001668</text:p>
          </table:table-cell>
          <table:table-cell office:value-type="float" office:value="713150" calcext:value-type="float">
            <text:p>713150</text:p>
          </table:table-cell>
          <table:table-cell office:value-type="float" office:value="729451" calcext:value-type="float">
            <text:p>729451</text:p>
          </table:table-cell>
          <table:table-cell office:value-type="float" office:value="621413" calcext:value-type="float">
            <text:p>621413</text:p>
          </table:table-cell>
          <table:table-cell office:value-type="float" office:value="254335" calcext:value-type="float">
            <text:p>254335</text:p>
          </table:table-cell>
          <table:table-cell office:value-type="float" office:value="51305" calcext:value-type="float">
            <text:p>51305</text:p>
          </table:table-cell>
          <table:table-cell office:value-type="float" office:value="2533236" calcext:value-type="float">
            <text:p>2533236</text:p>
          </table:table-cell>
          <table:table-cell office:value-type="float" office:value="2479829" calcext:value-type="float">
            <text:p>2479829</text:p>
          </table:table-cell>
          <table:table-cell office:value-type="float" office:value="147692" calcext:value-type="float">
            <text:p>147692</text:p>
          </table:table-cell>
          <table:table-cell office:value-type="float" office:value="102815" calcext:value-type="float">
            <text:p>102815</text:p>
          </table:table-cell>
          <table:table-cell office:value-type="float" office:value="49208" calcext:value-type="float">
            <text:p>49208</text:p>
          </table:table-cell>
          <table:table-cell office:value-type="float" office:value="49164" calcext:value-type="float">
            <text:p>49164</text:p>
          </table:table-cell>
          <table:table-cell office:value-type="float" office:value="40950" calcext:value-type="float">
            <text:p>40950</text:p>
          </table:table-cell>
          <table:table-cell office:value-type="float" office:value="14963" calcext:value-type="float">
            <text:p>14963</text:p>
          </table:table-cell>
          <table:table-cell office:value-type="float" office:value="329341" calcext:value-type="float">
            <text:p>329341</text:p>
          </table:table-cell>
          <table:table-cell office:value-type="float" office:value="153092" calcext:value-type="float">
            <text:p>153092</text:p>
          </table:table-cell>
        </table:table-row>
        <table:table-row table:style-name="ro1">
          <table:covered-table-cell/>
          <table:table-cell office:value-type="float" office:value="832287" calcext:value-type="float">
            <text:p>832287</text:p>
          </table:table-cell>
          <table:table-cell office:value-type="float" office:value="412652" calcext:value-type="float">
            <text:p>412652</text:p>
          </table:table-cell>
          <table:table-cell office:value-type="float" office:value="634121" calcext:value-type="float">
            <text:p>634121</text:p>
          </table:table-cell>
          <table:table-cell office:value-type="float" office:value="644659" calcext:value-type="float">
            <text:p>644659</text:p>
          </table:table-cell>
          <table:table-cell office:value-type="float" office:value="288454" calcext:value-type="float">
            <text:p>288454</text:p>
          </table:table-cell>
          <table:table-cell office:value-type="float" office:value="92279" calcext:value-type="float">
            <text:p>92279</text:p>
          </table:table-cell>
          <table:table-cell office:value-type="float" office:value="2539064" calcext:value-type="float">
            <text:p>2539064</text:p>
          </table:table-cell>
          <table:table-cell office:value-type="float" office:value="2512934" calcext:value-type="float">
            <text:p>2512934</text:p>
          </table:table-cell>
          <table:table-cell office:value-type="float" office:value="252226" calcext:value-type="float">
            <text:p>252226</text:p>
          </table:table-cell>
          <table:table-cell office:value-type="float" office:value="125685" calcext:value-type="float">
            <text:p>125685</text:p>
          </table:table-cell>
          <table:table-cell office:value-type="float" office:value="48183" calcext:value-type="float">
            <text:p>48183</text:p>
          </table:table-cell>
          <table:table-cell office:value-type="float" office:value="21178" calcext:value-type="float">
            <text:p>21178</text:p>
          </table:table-cell>
          <table:table-cell office:value-type="float" office:value="42950" calcext:value-type="float">
            <text:p>42950</text:p>
          </table:table-cell>
          <table:table-cell office:value-type="float" office:value="15933" calcext:value-type="float">
            <text:p>15933</text:p>
          </table:table-cell>
          <table:table-cell office:value-type="float" office:value="299908" calcext:value-type="float">
            <text:p>299908</text:p>
          </table:table-cell>
          <table:table-cell office:value-type="float" office:value="142837" calcext:value-type="float">
            <text:p>142837</text:p>
          </table:table-cell>
        </table:table-row>
        <table:table-row table:style-name="ro1">
          <table:covered-table-cell/>
          <table:table-cell office:value-type="float" office:value="853129" calcext:value-type="float">
            <text:p>853129</text:p>
          </table:table-cell>
          <table:table-cell office:value-type="float" office:value="552181" calcext:value-type="float">
            <text:p>552181</text:p>
          </table:table-cell>
          <table:table-cell office:value-type="float" office:value="608691" calcext:value-type="float">
            <text:p>608691</text:p>
          </table:table-cell>
          <table:table-cell office:value-type="float" office:value="609101" calcext:value-type="float">
            <text:p>609101</text:p>
          </table:table-cell>
          <table:table-cell office:value-type="float" office:value="214234" calcext:value-type="float">
            <text:p>214234</text:p>
          </table:table-cell>
          <table:table-cell office:value-type="float" office:value="63368" calcext:value-type="float">
            <text:p>63368</text:p>
          </table:table-cell>
          <table:table-cell office:value-type="float" office:value="2469047" calcext:value-type="float">
            <text:p>2469047</text:p>
          </table:table-cell>
          <table:table-cell office:value-type="float" office:value="2517796" calcext:value-type="float">
            <text:p>2517796</text:p>
          </table:table-cell>
          <table:table-cell office:value-type="float" office:value="109583" calcext:value-type="float">
            <text:p>109583</text:p>
          </table:table-cell>
          <table:table-cell office:value-type="float" office:value="119784" calcext:value-type="float">
            <text:p>119784</text:p>
          </table:table-cell>
          <table:table-cell office:value-type="float" office:value="68144" calcext:value-type="float">
            <text:p>68144</text:p>
          </table:table-cell>
          <table:table-cell office:value-type="float" office:value="50188" calcext:value-type="float">
            <text:p>50188</text:p>
          </table:table-cell>
          <table:table-cell office:value-type="float" office:value="44982" calcext:value-type="float">
            <text:p>44982</text:p>
          </table:table-cell>
          <table:table-cell office:value-type="float" office:value="7942" calcext:value-type="float">
            <text:p>7942</text:p>
          </table:table-cell>
          <table:table-cell office:value-type="float" office:value="284203" calcext:value-type="float">
            <text:p>284203</text:p>
          </table:table-cell>
          <table:table-cell office:value-type="float" office:value="222834" calcext:value-type="float">
            <text:p>222834</text:p>
          </table:table-cell>
        </table:table-row>
        <table:table-row table:style-name="ro1">
          <table:covered-table-cell/>
          <table:table-cell office:value-type="float" office:value="543034" calcext:value-type="float">
            <text:p>543034</text:p>
          </table:table-cell>
          <table:table-cell office:value-type="float" office:value="652746" calcext:value-type="float">
            <text:p>652746</text:p>
          </table:table-cell>
          <table:table-cell office:value-type="float" office:value="654811" calcext:value-type="float">
            <text:p>654811</text:p>
          </table:table-cell>
          <table:table-cell office:value-type="float" office:value="667312" calcext:value-type="float">
            <text:p>667312</text:p>
          </table:table-cell>
          <table:table-cell office:value-type="float" office:value="278357" calcext:value-type="float">
            <text:p>278357</text:p>
          </table:table-cell>
          <table:table-cell office:value-type="float" office:value="88246" calcext:value-type="float">
            <text:p>88246</text:p>
          </table:table-cell>
          <table:table-cell office:value-type="float" office:value="2593794" calcext:value-type="float">
            <text:p>2593794</text:p>
          </table:table-cell>
          <table:table-cell office:value-type="float" office:value="2525666" calcext:value-type="float">
            <text:p>2525666</text:p>
          </table:table-cell>
          <table:table-cell office:value-type="float" office:value="197034" calcext:value-type="float">
            <text:p>197034</text:p>
          </table:table-cell>
          <table:table-cell office:value-type="float" office:value="98421" calcext:value-type="float">
            <text:p>98421</text:p>
          </table:table-cell>
          <table:table-cell office:value-type="float" office:value="51164" calcext:value-type="float">
            <text:p>51164</text:p>
          </table:table-cell>
          <table:table-cell office:value-type="float" office:value="28142" calcext:value-type="float">
            <text:p>28142</text:p>
          </table:table-cell>
          <table:table-cell office:value-type="float" office:value="49937" calcext:value-type="float">
            <text:p>49937</text:p>
          </table:table-cell>
          <table:table-cell office:value-type="float" office:value="15950" calcext:value-type="float">
            <text:p>15950</text:p>
          </table:table-cell>
          <table:table-cell office:value-type="float" office:value="292079" calcext:value-type="float">
            <text:p>292079</text:p>
          </table:table-cell>
          <table:table-cell office:value-type="float" office:value="143122" calcext:value-type="float">
            <text:p>143122</text:p>
          </table:table-cell>
        </table:table-row>
        <table:table-row table:style-name="ro1">
          <table:covered-table-cell/>
          <table:table-cell table:style-name="ce35" office:value-type="float" office:value="1242132" calcext:value-type="float">
            <text:p>1242132</text:p>
          </table:table-cell>
          <table:table-cell table:style-name="ce35" office:value-type="float" office:value="762653" calcext:value-type="float">
            <text:p>762653</text:p>
          </table:table-cell>
          <table:table-cell table:style-name="ce35" office:value-type="float" office:value="736768" calcext:value-type="float">
            <text:p>736768</text:p>
          </table:table-cell>
          <table:table-cell table:style-name="ce35" office:value-type="float" office:value="603083" calcext:value-type="float">
            <text:p>603083</text:p>
          </table:table-cell>
          <table:table-cell table:style-name="ce35" office:value-type="float" office:value="309381" calcext:value-type="float">
            <text:p>309381</text:p>
          </table:table-cell>
          <table:table-cell table:style-name="ce35" office:value-type="float" office:value="183327" calcext:value-type="float">
            <text:p>183327</text:p>
          </table:table-cell>
          <table:table-cell table:style-name="ce35" office:value-type="float" office:value="2555361" calcext:value-type="float">
            <text:p>2555361</text:p>
          </table:table-cell>
          <table:table-cell table:style-name="ce35" office:value-type="float" office:value="2467861" calcext:value-type="float">
            <text:p>2467861</text:p>
          </table:table-cell>
          <table:table-cell table:style-name="ce35" office:value-type="float" office:value="84912" calcext:value-type="float">
            <text:p>84912</text:p>
          </table:table-cell>
          <table:table-cell table:style-name="ce35" office:value-type="float" office:value="77806" calcext:value-type="float">
            <text:p>77806</text:p>
          </table:table-cell>
          <table:table-cell table:style-name="ce35" office:value-type="float" office:value="60156" calcext:value-type="float">
            <text:p>60156</text:p>
          </table:table-cell>
          <table:table-cell table:style-name="ce35" office:value-type="float" office:value="17172" calcext:value-type="float">
            <text:p>17172</text:p>
          </table:table-cell>
          <table:table-cell table:style-name="ce35" office:value-type="float" office:value="38919" calcext:value-type="float">
            <text:p>38919</text:p>
          </table:table-cell>
          <table:table-cell table:style-name="ce35" office:value-type="float" office:value="15954" calcext:value-type="float">
            <text:p>15954</text:p>
          </table:table-cell>
          <table:table-cell table:style-name="ce35" office:value-type="float" office:value="313071" calcext:value-type="float">
            <text:p>313071</text:p>
          </table:table-cell>
          <table:table-cell table:style-name="ce35" office:value-type="float" office:value="187199" calcext:value-type="float">
            <text:p>187199</text:p>
          </table:table-cell>
        </table:table-row>
        <table:table-row table:style-name="ro1">
          <table:table-cell table:style-name="ce32" office:value-type="string" calcext:value-type="string">
            <text:p>Średnia</text:p>
          </table:table-cell>
          <table:table-cell table:style-name="ce36" table:formula="of:=AVERAGE([.B$3:.B$32])" office:value-type="float" office:value="747688.5" calcext:value-type="float">
            <text:p>747689</text:p>
          </table:table-cell>
          <table:table-cell table:style-name="ce36" table:formula="of:=AVERAGE([.C$3:.C$32])" office:value-type="float" office:value="580515.666666667" calcext:value-type="float">
            <text:p>580516</text:p>
          </table:table-cell>
          <table:table-cell table:style-name="ce36" table:formula="of:=AVERAGE([.D$3:.D$32])" office:value-type="float" office:value="695274.1" calcext:value-type="float">
            <text:p>695274</text:p>
          </table:table-cell>
          <table:table-cell table:style-name="ce36" table:formula="of:=AVERAGE([.E$3:.E$32])" office:value-type="float" office:value="642512.3" calcext:value-type="float">
            <text:p>642512</text:p>
          </table:table-cell>
          <table:table-cell table:style-name="ce36" table:formula="of:=AVERAGE([.F$3:.F$32])" office:value-type="float" office:value="233257.833333333" calcext:value-type="float">
            <text:p>233258</text:p>
          </table:table-cell>
          <table:table-cell table:style-name="ce36" table:formula="of:=AVERAGE([.G$3:.G$32])" office:value-type="float" office:value="98465.2" calcext:value-type="float">
            <text:p>98465</text:p>
          </table:table-cell>
          <table:table-cell table:style-name="ce36" table:formula="of:=AVERAGE([.H$3:.H$32])" office:value-type="float" office:value="2536626.13333333" calcext:value-type="float">
            <text:p>2536626</text:p>
          </table:table-cell>
          <table:table-cell table:style-name="ce36" table:formula="of:=AVERAGE([.I$3:.I$32])" office:value-type="float" office:value="2504123.46666667" calcext:value-type="float">
            <text:p>2504123</text:p>
          </table:table-cell>
          <table:table-cell table:style-name="ce36" table:formula="of:=AVERAGE([.J$3:.J$32])" office:value-type="float" office:value="163296.733333333" calcext:value-type="float">
            <text:p>163297</text:p>
          </table:table-cell>
          <table:table-cell table:style-name="ce36" table:formula="of:=AVERAGE([.K$3:.K$32])" office:value-type="float" office:value="99472.9666666667" calcext:value-type="float">
            <text:p>99473</text:p>
          </table:table-cell>
          <table:table-cell table:style-name="ce36" table:formula="of:=AVERAGE([.L$3:.L$32])" office:value-type="float" office:value="58298.9666666667" calcext:value-type="float">
            <text:p>58299</text:p>
          </table:table-cell>
          <table:table-cell table:style-name="ce36" table:formula="of:=AVERAGE([.M$3:.M$32])" office:value-type="float" office:value="27338.4666666667" calcext:value-type="float">
            <text:p>27338</text:p>
          </table:table-cell>
          <table:table-cell table:style-name="ce36" table:formula="of:=AVERAGE([.N$3:.N$32])" office:value-type="float" office:value="40057.1333333333" calcext:value-type="float">
            <text:p>40057</text:p>
          </table:table-cell>
          <table:table-cell table:style-name="ce36" table:formula="of:=AVERAGE([.O$3:.O$32])" office:value-type="float" office:value="19696.4666666667" calcext:value-type="float">
            <text:p>19696</text:p>
          </table:table-cell>
          <table:table-cell table:style-name="ce36" table:formula="of:=AVERAGE([.P$3:.P$32])" office:value-type="float" office:value="286532.5" calcext:value-type="float">
            <text:p>286533</text:p>
          </table:table-cell>
          <table:table-cell table:style-name="ce36" table:formula="of:=AVERAGE([.Q$3:.Q$32])" office:value-type="float" office:value="171234.7" calcext:value-type="float">
            <text:p>171235</text:p>
          </table:table-cell>
        </table:table-row>
        <table:table-row table:style-name="ro1">
          <table:table-cell table:style-name="ce32" office:value-type="string" calcext:value-type="string">
            <text:p>Odch. Stand.</text:p>
          </table:table-cell>
          <table:table-cell table:style-name="ce37" table:formula="of:=COM.MICROSOFT.STDEV.P([.B$3:.B$32])" office:value-type="float" office:value="193410.344017023" calcext:value-type="float">
            <text:p>193410</text:p>
          </table:table-cell>
          <table:table-cell table:style-name="ce37" table:formula="of:=COM.MICROSOFT.STDEV.P([.C$3:.C$32])" office:value-type="float" office:value="96667.4419020639" calcext:value-type="float">
            <text:p>96667</text:p>
          </table:table-cell>
          <table:table-cell table:style-name="ce37" table:formula="of:=COM.MICROSOFT.STDEV.P([.D$3:.D$32])" office:value-type="float" office:value="57713.0719567933" calcext:value-type="float">
            <text:p>57713</text:p>
          </table:table-cell>
          <table:table-cell table:style-name="ce37" table:formula="of:=COM.MICROSOFT.STDEV.P([.E$3:.E$32])" office:value-type="float" office:value="55989.8777060938" calcext:value-type="float">
            <text:p>55990</text:p>
          </table:table-cell>
          <table:table-cell table:style-name="ce37" table:formula="of:=COM.MICROSOFT.STDEV.P([.F$3:.F$32])" office:value-type="float" office:value="52809.0231955887" calcext:value-type="float">
            <text:p>52809</text:p>
          </table:table-cell>
          <table:table-cell table:style-name="ce37" table:formula="of:=COM.MICROSOFT.STDEV.P([.G$3:.G$32])" office:value-type="float" office:value="32511.547352082" calcext:value-type="float">
            <text:p>32512</text:p>
          </table:table-cell>
          <table:table-cell table:style-name="ce37" table:formula="of:=COM.MICROSOFT.STDEV.P([.H$3:.H$32])" office:value-type="float" office:value="33282.26623367" calcext:value-type="float">
            <text:p>33282</text:p>
          </table:table-cell>
          <table:table-cell table:style-name="ce37" table:formula="of:=COM.MICROSOFT.STDEV.P([.I$3:.I$32])" office:value-type="float" office:value="29475.6878220377" calcext:value-type="float">
            <text:p>29476</text:p>
          </table:table-cell>
          <table:table-cell table:style-name="ce37" table:formula="of:=COM.MICROSOFT.STDEV.P([.J$3:.J$32])" office:value-type="float" office:value="72252.6152951958" calcext:value-type="float">
            <text:p>72253</text:p>
          </table:table-cell>
          <table:table-cell table:style-name="ce37" table:formula="of:=COM.MICROSOFT.STDEV.P([.K$3:.K$32])" office:value-type="float" office:value="45690.036612288" calcext:value-type="float">
            <text:p>45690</text:p>
          </table:table-cell>
          <table:table-cell table:style-name="ce37" table:formula="of:=COM.MICROSOFT.STDEV.P([.L$3:.L$32])" office:value-type="float" office:value="9841.80742371825" calcext:value-type="float">
            <text:p>9842</text:p>
          </table:table-cell>
          <table:table-cell table:style-name="ce37" table:formula="of:=COM.MICROSOFT.STDEV.P([.M$3:.M$32])" office:value-type="float" office:value="11733.4562703787" calcext:value-type="float">
            <text:p>11733</text:p>
          </table:table-cell>
          <table:table-cell table:style-name="ce37" table:formula="of:=COM.MICROSOFT.STDEV.P([.N$3:.N$32])" office:value-type="float" office:value="5464.81989781507" calcext:value-type="float">
            <text:p>5465</text:p>
          </table:table-cell>
          <table:table-cell table:style-name="ce37" table:formula="of:=COM.MICROSOFT.STDEV.P([.O$3:.O$32])" office:value-type="float" office:value="7222.85766500274" calcext:value-type="float">
            <text:p>7223</text:p>
          </table:table-cell>
          <table:table-cell table:style-name="ce37" table:formula="of:=COM.MICROSOFT.STDEV.P([.P$3:.P$32])" office:value-type="float" office:value="24329.2588512269" calcext:value-type="float">
            <text:p>24329</text:p>
          </table:table-cell>
          <table:table-cell table:style-name="ce37" table:formula="of:=COM.MICROSOFT.STDEV.P([.Q$3:.Q$32])" office:value-type="float" office:value="24075.5611760834" calcext:value-type="float">
            <text:p>24076</text:p>
          </table:table-cell>
        </table:table-row>
        <table:table-row table:style-name="ro1">
          <table:table-cell table:style-name="ce32" office:value-type="string" calcext:value-type="string">
            <text:p>Mediana</text:p>
          </table:table-cell>
          <table:table-cell table:style-name="ce38" table:formula="of:=MEDIAN([.B$3:.B$32])" office:value-type="float" office:value="772891" calcext:value-type="float">
            <text:p>772891</text:p>
          </table:table-cell>
          <table:table-cell table:style-name="ce38" table:formula="of:=MEDIAN([.C$3:.C$32])" office:value-type="float" office:value="583091" calcext:value-type="float">
            <text:p>583091</text:p>
          </table:table-cell>
          <table:table-cell table:style-name="ce38" table:formula="of:=MEDIAN([.D$3:.D$32])" office:value-type="float" office:value="691150" calcext:value-type="float">
            <text:p>691150</text:p>
          </table:table-cell>
          <table:table-cell table:style-name="ce41" table:formula="of:=MEDIAN([.E$3:.E$32])" office:value-type="float" office:value="637184.5" calcext:value-type="float">
            <text:p>637185</text:p>
          </table:table-cell>
          <table:table-cell table:style-name="ce38" table:formula="of:=MEDIAN([.F$3:.F$32])" office:value-type="float" office:value="244876" calcext:value-type="float">
            <text:p>244876</text:p>
          </table:table-cell>
          <table:table-cell table:style-name="ce41" table:formula="of:=MEDIAN([.G$3:.G$32])" office:value-type="float" office:value="92347.5" calcext:value-type="float">
            <text:p>92348</text:p>
          </table:table-cell>
          <table:table-cell table:style-name="ce41" table:formula="of:=MEDIAN([.H$3:.H$32])" office:value-type="float" office:value="2538149.5" calcext:value-type="float">
            <text:p>2538150</text:p>
          </table:table-cell>
          <table:table-cell table:style-name="ce41" table:formula="of:=MEDIAN([.I$3:.I$32])" office:value-type="float" office:value="2501107.5" calcext:value-type="float">
            <text:p>2501108</text:p>
          </table:table-cell>
          <table:table-cell table:style-name="ce41" table:formula="of:=MEDIAN([.J$3:.J$32])" office:value-type="float" office:value="169499.5" calcext:value-type="float">
            <text:p>169500</text:p>
          </table:table-cell>
          <table:table-cell table:style-name="ce41" table:formula="of:=MEDIAN([.K$3:.K$32])" office:value-type="float" office:value="108879.5" calcext:value-type="float">
            <text:p>108880</text:p>
          </table:table-cell>
          <table:table-cell table:style-name="ce41" table:formula="of:=MEDIAN([.L$3:.L$32])" office:value-type="float" office:value="59181.5" calcext:value-type="float">
            <text:p>59182</text:p>
          </table:table-cell>
          <table:table-cell table:style-name="ce41" table:formula="of:=MEDIAN([.M$3:.M$32])" office:value-type="float" office:value="26671.5" calcext:value-type="float">
            <text:p>26672</text:p>
          </table:table-cell>
          <table:table-cell table:style-name="ce41" table:formula="of:=MEDIAN([.N$3:.N$32])" office:value-type="float" office:value="40943.5" calcext:value-type="float">
            <text:p>40944</text:p>
          </table:table-cell>
          <table:table-cell table:style-name="ce41" table:formula="of:=MEDIAN([.O$3:.O$32])" office:value-type="float" office:value="20938.5" calcext:value-type="float">
            <text:p>20939</text:p>
          </table:table-cell>
          <table:table-cell table:style-name="ce41" table:formula="of:=MEDIAN([.P$3:.P$32])" office:value-type="float" office:value="286539.5" calcext:value-type="float">
            <text:p>286540</text:p>
          </table:table-cell>
          <table:table-cell table:style-name="ce38" table:formula="of:=MEDIAN([.Q$3:.Q$32])" office:value-type="float" office:value="166079" calcext:value-type="float">
            <text:p>166079</text:p>
          </table:table-cell>
        </table:table-row>
        <table:table-row table:style-name="ro1" table:number-rows-repeated="2">
          <table:table-cell table:style-name="Default" table:number-columns-repeated="17"/>
        </table:table-row>
        <table:table-row table:style-name="ro1">
          <table:table-cell table:style-name="Default"/>
          <table:table-cell table:style-name="ce39" office:value-type="string" calcext:value-type="string">
            <text:p>Problem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p-value</text:p>
          </table:table-cell>
          <table:table-cell table:style-name="ce39" office:value-type="string" calcext:value-type="string">
            <text:p>Cohen's d</text:p>
          </table:table-cell>
          <table:table-cell table:style-name="ce39" office:value-type="string" calcext:value-type="string">
            <text:p>Cliff's delta</text:p>
          </table:table-cell>
          <table:table-cell table:style-name="ce39"/>
          <table:table-cell table:style-name="ce39" office:value-type="string" calcext:value-type="string">
            <text:p>Cohen's d</text:p>
          </table:table-cell>
          <table:table-cell table:style-name="ce39" office:value-type="string" calcext:value-type="string">
            <text:p>Cliff's delta</text:p>
          </table:table-cell>
          <table:table-cell table:style-name="Default"/>
          <table:table-cell table:style-name="ce31" office:value-type="string" calcext:value-type="string">
            <text:p>Elitism</text:p>
          </table:table-cell>
          <table:table-cell table:style-name="ce42" office:value-type="percentage" office:value="0.05" calcext:value-type="percentage">
            <text:p>5,00%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Paired t-test</text:p>
          </table:table-cell>
          <table:table-cell table:style-name="ce31" office:value-type="string" calcext:value-type="string">
            <text:p>0.00001</text:p>
          </table:table-cell>
          <table:table-cell table:style-name="ce31" office:value-type="string" calcext:value-type="string">
            <text:p>-0.959</text:p>
          </table:table-cell>
          <table:table-cell table:style-name="ce31" office:value-type="string" calcext:value-type="string">
            <text:p>-0.733</text:p>
          </table:table-cell>
          <table:table-cell table:style-name="ce31" office:value-type="string" calcext:value-type="string">
            <text:p>Significant</text:p>
          </table:table-cell>
          <table:table-cell table:style-name="ce31" office:value-type="string" calcext:value-type="string">
            <text:p>L</text:p>
          </table:table-cell>
          <table:table-cell table:style-name="ce31" office:value-type="string" calcext:value-type="string">
            <text:p>M-to-L</text:p>
          </table:table-cell>
          <table:table-cell table:style-name="Default"/>
          <table:table-cell table:style-name="ce31" office:value-type="string" calcext:value-type="string">
            <text:p>Population Size</text:p>
          </table:table-cell>
          <table:table-cell table:style-name="ce31" office:value-type="float" office:value="1000" calcext:value-type="float">
            <text:p>1000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Paired t-test</text:p>
          </table:table-cell>
          <table:table-cell table:style-name="ce31" office:value-type="string" calcext:value-type="string">
            <text:p>0.00232</text:p>
          </table:table-cell>
          <table:table-cell table:style-name="ce31" office:value-type="string" calcext:value-type="string">
            <text:p>-0.842</text:p>
          </table:table-cell>
          <table:table-cell table:style-name="ce31" office:value-type="string" calcext:value-type="string">
            <text:p>-0.400</text:p>
          </table:table-cell>
          <table:table-cell table:style-name="ce31" office:value-type="string" calcext:value-type="string">
            <text:p>Significant</text:p>
          </table:table-cell>
          <table:table-cell table:style-name="ce31" office:value-type="string" calcext:value-type="string">
            <text:p>L</text:p>
          </table:table-cell>
          <table:table-cell table:style-name="ce31" office:value-type="string" calcext:value-type="string">
            <text:p>M-to-L</text:p>
          </table:table-cell>
          <table:table-cell table:style-name="Default"/>
          <table:table-cell table:style-name="ce31" office:value-type="string" calcext:value-type="string">
            <text:p>Generations</text:p>
          </table:table-cell>
          <table:table-cell table:style-name="ce31" office:value-type="float" office:value="200" calcext:value-type="float">
            <text:p>200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Paired t-test</text:p>
          </table:table-cell>
          <table:table-cell table:style-name="ce31" office:value-type="string" calcext:value-type="string">
            <text:p>0.00000</text:p>
          </table:table-cell>
          <table:table-cell table:style-name="ce31" office:value-type="string" calcext:value-type="string">
            <text:p>-1.676</text:p>
          </table:table-cell>
          <table:table-cell table:style-name="ce31" office:value-type="string" calcext:value-type="string">
            <text:p>-1.000</text:p>
          </table:table-cell>
          <table:table-cell table:style-name="ce31" office:value-type="string" calcext:value-type="string">
            <text:p>Significant</text:p>
          </table:table-cell>
          <table:table-cell table:number-columns-repeated="2" table:style-name="ce31" office:value-type="string" calcext:value-type="string">
            <text:p>VL</text:p>
          </table:table-cell>
          <table:table-cell table:style-name="Default"/>
          <table:table-cell table:style-name="ce31" office:value-type="string" calcext:value-type="string">
            <text:p>Mutation Rate</text:p>
          </table:table-cell>
          <table:table-cell table:style-name="ce31" office:value-type="float" office:value="0.15" calcext:value-type="float">
            <text:p>0,15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Paired t-test</text:p>
          </table:table-cell>
          <table:table-cell table:style-name="ce31" office:value-type="string" calcext:value-type="string">
            <text:p>0.00061</text:p>
          </table:table-cell>
          <table:table-cell table:style-name="ce31" office:value-type="string" calcext:value-type="string">
            <text:p>-0.918</text:p>
          </table:table-cell>
          <table:table-cell table:style-name="ce31" office:value-type="string" calcext:value-type="string">
            <text:p>-0.467</text:p>
          </table:table-cell>
          <table:table-cell table:style-name="ce31" office:value-type="string" calcext:value-type="string">
            <text:p>Significant</text:p>
          </table:table-cell>
          <table:table-cell table:style-name="ce31" office:value-type="string" calcext:value-type="string">
            <text:p>L</text:p>
          </table:table-cell>
          <table:table-cell table:style-name="ce31" office:value-type="string" calcext:value-type="string">
            <text:p>M</text:p>
          </table:table-cell>
          <table:table-cell table:style-name="Default"/>
          <table:table-cell table:style-name="ce31" office:value-type="string" calcext:value-type="string">
            <text:p>Selection</text:p>
          </table:table-cell>
          <table:table-cell table:style-name="ce31" office:value-type="string" calcext:value-type="string">
            <text:p>Roullete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Paired t-test</text:p>
          </table:table-cell>
          <table:table-cell table:style-name="ce31" office:value-type="string" calcext:value-type="string">
            <text:p>0.00040</text:p>
          </table:table-cell>
          <table:table-cell table:style-name="ce31" office:value-type="string" calcext:value-type="string">
            <text:p>-0.934</text:p>
          </table:table-cell>
          <table:table-cell table:style-name="ce31" office:value-type="string" calcext:value-type="string">
            <text:p>-0.600</text:p>
          </table:table-cell>
          <table:table-cell table:style-name="ce31" office:value-type="string" calcext:value-type="string">
            <text:p>Significant</text:p>
          </table:table-cell>
          <table:table-cell table:style-name="ce31" office:value-type="string" calcext:value-type="string">
            <text:p>L</text:p>
          </table:table-cell>
          <table:table-cell table:style-name="ce31" office:value-type="string" calcext:value-type="string">
            <text:p>M-to-L</text:p>
          </table:table-cell>
          <table:table-cell table:style-name="Default"/>
          <table:table-cell table:style-name="ce31" office:value-type="string" calcext:value-type="string">
            <text:p>Crossover</text:p>
          </table:table-cell>
          <table:table-cell table:style-name="ce31" office:value-type="string" calcext:value-type="string">
            <text:p>One point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Paired t-test</text:p>
          </table:table-cell>
          <table:table-cell table:style-name="ce31" office:value-type="string" calcext:value-type="string">
            <text:p>0.00000</text:p>
          </table:table-cell>
          <table:table-cell table:style-name="ce31" office:value-type="string" calcext:value-type="string">
            <text:p>-1.639</text:p>
          </table:table-cell>
          <table:table-cell table:style-name="ce31" office:value-type="string" calcext:value-type="string">
            <text:p>-1.000</text:p>
          </table:table-cell>
          <table:table-cell table:style-name="ce31" office:value-type="string" calcext:value-type="string">
            <text:p>Significant</text:p>
          </table:table-cell>
          <table:table-cell table:number-columns-repeated="2" table:style-name="ce31" office:value-type="string" calcext:value-type="string">
            <text:p>VL</text:p>
          </table:table-cell>
          <table:table-cell table:style-name="Default" table:number-columns-repeated="8"/>
        </table:table-row>
        <table:table-row table:style-name="ro1">
          <table:table-cell table:style-name="Default"/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Paired t-test</text:p>
          </table:table-cell>
          <table:table-cell table:style-name="ce31" office:value-type="string" calcext:value-type="string">
            <text:p>0.00000</text:p>
          </table:table-cell>
          <table:table-cell table:style-name="ce31" office:value-type="string" calcext:value-type="string">
            <text:p>-1.693</text:p>
          </table:table-cell>
          <table:table-cell table:style-name="ce31" office:value-type="string" calcext:value-type="string">
            <text:p>-0.867</text:p>
          </table:table-cell>
          <table:table-cell table:style-name="ce31" office:value-type="string" calcext:value-type="string">
            <text:p>Significant</text:p>
          </table:table-cell>
          <table:table-cell table:style-name="ce31" office:value-type="string" calcext:value-type="string">
            <text:p>VL</text:p>
          </table:table-cell>
          <table:table-cell table:style-name="ce31" office:value-type="string" calcext:value-type="string">
            <text:p>L</text:p>
          </table:table-cell>
          <table:table-cell table:style-name="Default"/>
          <table:table-cell table:style-name="ce31" office:value-type="string" calcext:value-type="string">
            <text:p>PBR Sample Size</text:p>
          </table:table-cell>
          <table:table-cell table:style-name="ce42" office:value-type="percentage" office:value="0.01" calcext:value-type="percentage">
            <text:p>1,00%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Paired t-test</text:p>
          </table:table-cell>
          <table:table-cell table:style-name="ce31" office:value-type="string" calcext:value-type="string">
            <text:p>0.00000</text:p>
          </table:table-cell>
          <table:table-cell table:style-name="ce31" office:value-type="string" calcext:value-type="string">
            <text:p>-1.844</text:p>
          </table:table-cell>
          <table:table-cell table:style-name="ce31" office:value-type="string" calcext:value-type="string">
            <text:p>-1.000</text:p>
          </table:table-cell>
          <table:table-cell table:style-name="ce31" office:value-type="string" calcext:value-type="string">
            <text:p>Significant</text:p>
          </table:table-cell>
          <table:table-cell table:number-columns-repeated="2" table:style-name="ce31" office:value-type="string" calcext:value-type="string">
            <text:p>VL</text:p>
          </table:table-cell>
          <table:table-cell table:style-name="Default"/>
          <table:table-cell table:style-name="ce31" office:value-type="string" calcext:value-type="string">
            <text:p>PBR Offsprings Size</text:p>
          </table:table-cell>
          <table:table-cell table:style-name="ce42" office:value-type="percentage" office:value="0.01" calcext:value-type="percentage">
            <text:p>1,00%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10"/>
          <table:table-cell table:style-name="ce31" office:value-type="string" calcext:value-type="string">
            <text:p>PBR Epsilon</text:p>
          </table:table-cell>
          <table:table-cell table:style-name="ce31" office:value-type="float" office:value="0.9" calcext:value-type="float">
            <text:p>0,9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ce40" office:value-type="string" calcext:value-type="string" table:number-columns-spanned="3" table:number-rows-spanned="1">
            <text:p>p-value with Bonferroni Correction </text:p>
          </table:table-cell>
          <table:covered-table-cell table:number-columns-repeated="2" table:style-name="ce31"/>
          <table:table-cell table:style-name="ce31" office:value-type="string" calcext:value-type="string">
            <text:p>0.00625</text:p>
          </table:table-cell>
          <table:table-cell table:style-name="Default" table:number-columns-repeated="5"/>
          <table:table-cell table:style-name="ce31" office:value-type="string" calcext:value-type="string">
            <text:p>PBR Discount Factor</text:p>
          </table:table-cell>
          <table:table-cell table:style-name="ce31" office:value-type="float" office:value="0.75" calcext:value-type="float">
            <text:p>0,75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6">
      <number:number number:decimal-places="6" number:min-decimal-places="6"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3" number:min-decimal-places="3" number:min-integer-digits="1"/>
    </number:number-style>
    <number:number-style style:name="N120">
      <number:number number:decimal-places="1" number:min-decimal-places="1" number:min-integer-digits="1"/>
    </number:number-style>
    <number:number-style style:name="N121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1">00.00.0000</text:date>, <text:time style:data-style-name="N2" text:time-value="21:05:36.7663255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1T19:20:54.394176500</meta:creation-date>
    <dc:date>2025-03-21T23:24:34.487334000</dc:date>
    <meta:editing-duration>PT1H4M15S</meta:editing-duration>
    <meta:editing-cycles>17</meta:editing-cycles>
    <meta:generator>LibreOffice/25.2.2.2$Windows_X86_64 LibreOffice_project/7370d4be9e3cf6031a51beef54ff3bda878e3fac</meta:generator>
    <meta:document-statistic meta:table-count="1" meta:cell-count="649" meta:object-count="0"/>
  </office:meta>
</office:document-meta>
</file>